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តារាង1" style:family="table">
      <style:table-properties style:width="10.9979in" fo:margin-left="-0.0896in" fo:margin-right="-0.0028in" table:align="margins"/>
    </style:style>
    <style:style style:name="តារាង1.A" style:family="table-column">
      <style:table-column-properties style:column-width="0.7194in" style:rel-column-width="4287*"/>
    </style:style>
    <style:style style:name="តារាង1.B" style:family="table-column">
      <style:table-column-properties style:column-width="1.0417in" style:rel-column-width="6208*"/>
    </style:style>
    <style:style style:name="តារាង1.C" style:family="table-column">
      <style:table-column-properties style:column-width="0.434in" style:rel-column-width="2586*"/>
    </style:style>
    <style:style style:name="តារាង1.D" style:family="table-column">
      <style:table-column-properties style:column-width="0.9111in" style:rel-column-width="5430*"/>
    </style:style>
    <style:style style:name="តារាង1.E" style:family="table-column">
      <style:table-column-properties style:column-width="0.5903in" style:rel-column-width="3518*"/>
    </style:style>
    <style:style style:name="តារាង1.F" style:family="table-column">
      <style:table-column-properties style:column-width="0.9465in" style:rel-column-width="5641*"/>
    </style:style>
    <style:style style:name="តារាង1.G" style:family="table-column">
      <style:table-column-properties style:column-width="4.15in" style:rel-column-width="24729*"/>
    </style:style>
    <style:style style:name="តារាង1.H" style:family="table-column">
      <style:table-column-properties style:column-width="1.1208in" style:rel-column-width="6680*"/>
    </style:style>
    <style:style style:name="តារាង1.I" style:family="table-column">
      <style:table-column-properties style:column-width="1.0833in" style:rel-column-width="6456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2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5" style:family="paragraph" style:parent-style-name="Table_20_Heading"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style:font-name="Khmer OS" fo:font-size="12pt" fo:font-style="normal" fo:font-weight="bold" style:font-size-asian="12pt" style:font-style-asian="normal" style:font-weight-asian="bold" style:font-name-complex="Khmer OS" style:font-size-complex="12pt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style:font-name="Khmer OS" fo:font-size="12pt" fo:font-style="normal" style:font-size-asian="12pt" style:font-style-asian="normal" style:font-name-complex="Khmer OS" style:font-size-complex="12pt" style:font-style-complex="normal"/>
    </style:style>
    <style:style style:name="T1" style:family="text">
      <style:text-properties fo:background-color="#ffff00"/>
    </style:style>
    <style:style style:name="T2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T3" style:family="text">
      <style:text-properties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6">ល.រ</text:p>
          </table:table-cell>
          <table:table-cell table:style-name="តារាង1.A1" office:value-type="string">
            <text:p text:style-name="P5">មេ​ពាក្យ</text:p>
          </table:table-cell>
          <table:table-cell table:style-name="តារាង1.A1" office:value-type="string">
            <text:p text:style-name="P7">ល.រ</text:p>
          </table:table-cell>
          <table:table-cell table:style-name="តារាង1.A1" office:value-type="string">
            <text:p text:style-name="P7">សូរ​ប្រកប</text:p>
          </table:table-cell>
          <table:table-cell table:style-name="តារាង1.A1" office:value-type="string">
            <text:p text:style-name="P7">មក​ពី</text:p>
          </table:table-cell>
          <table:table-cell table:style-name="តារាង1.A1" office:value-type="string">
            <text:p text:style-name="P7">ថ្នាក់</text:p>
          </table:table-cell>
          <table:table-cell table:style-name="តារាង1.A1" office:value-type="string">
            <text:p text:style-name="P7">សេចក្ដី​ពន្យល់</text:p>
          </table:table-cell>
          <table:table-cell table:style-name="តារាង1.A1" office:value-type="string">
            <text:p text:style-name="P7">របៀប​សរសេរ​ផ្សេង</text:p>
          </table:table-cell>
          <table:table-cell table:style-name="តារាង1.I1" office:value-type="string">
            <text:p text:style-name="P7"/>
            <text:p text:style-name="P7">ពាក្យ​ផ្សំ</text:p>
            <text:p text:style-name="P7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>ថ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ព្យញ្ជនៈ​ទី ២ ក្នុង​វគ្គ​ទី ៤ ជា​ទន្តជៈ មាន​សំឡេង​ចេញ​ត្រង់​ប្រទល់​ធ្មេញ ។ ជា​ធនិត-អឃោសៈ ខាង​សំស្រ្កឹត​និង​បាលី​មាន​សំឡេង​ថា <text:s/>ត្ហៈ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៨៣</text:p>
          </table:table-cell>
          <table:table-cell table:style-name="តារាង1.A2" office:value-type="string">
            <text:p text:style-name="P2">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ុះ​ឬ​គប់​នឹង​ដុំ​ដៃ : វា​ថង​ខ្ញុំ​ត្រូវ​ត្រង់​ឆ្អឹង​ជំនីរ​ខាង​ឆ្វេ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៨៤</text:p>
          </table:table-cell>
          <table:table-cell table:style-name="តារាង1.A2" office:value-type="string">
            <text:p text:style-name="P2">ថ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យាម​ធ្វើ​ដោយ​សំបត់​ឬ​ខ្សែ​ស្រែះ មាន​មាត់​រូត​បាន សម្រាប់​ដាក់​របស់​តូច, របស់​ស្រាល​ល្មម​យួរ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៨៥</text:p>
          </table:table-cell>
          <table:table-cell table:style-name="តារាង1.A2" office:value-type="string">
            <text:p text:style-name="P2">ថៈណ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ទនាយ អ. ថ. ថៈន៉ាយ) អ្នក​ទទួល​រ៉ាប់រង​ការ​ជា​ជំនួស, អ្នក​ធានា​រ៉ាប់រង​ជួស : ថៈណាយ​ក្ដី គឺ​អ្នក​ដែល​ទទួល​រ៉ាប់រង​គ្រប់​សព្វ​ជា​ជំនួស​អ្នក​កើត​ក្ដី ។ ប្រើ​ក្លាយ​ជា <text:s/>កិ . ក៏​មាន : ខ្ញុំ​ថៈ ណាយ​ក្ដី​ឲ្យ​គ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ៈណាយ​ក្ដី </text:p>
          </table:table-cell>
        </table:table-row>
        <table:table-row>
          <table:table-cell table:style-name="តារាង1.A2" office:value-type="string">
            <text:p text:style-name="P1">៤៦៨៦</text:p>
          </table:table-cell>
          <table:table-cell table:style-name="តារាង1.A2" office:value-type="string">
            <text:p text:style-name="P2">ថងមួ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<text:span text:style-name="T1">ទ្ចងម្វœ</text:span> ន អ. ថ. ថងមួន់ “មាស​មូរ”) ឈ្មោះ​នំ​ក្រៀម​មួយ​ប្រភេទ មាន​ប្រភព​ឯ​ប្រទេស​សៀម ត​កំណើត​មក​ក្នុង​ប្រទេស​កម្ពុជា : នំ​ថងមួន​កើត​មាន​ឡើង​ដោយ​សៀម​ដែល​មក​នៅ​ក្នុង​ប្រទេស​ខ្ម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៨៧</text:p>
          </table:table-cell>
          <table:table-cell table:style-name="តារាង1.A2" office:value-type="string">
            <text:p text:style-name="P2">ថងយ៉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ទ្ចងហ្យ្ចត <text:s/>អ. ថ. ថងហ្យត “ដាក់​មាស​បន្តិច​ៗ”) ឈ្មោះ​នំ​ស្រស់​មួយ​ប្រភេទ មាន​ប្រភព​ដូច​នំ​ថងមួន​ដែរ : នំ​ថងយ៉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នំ​ថងយ៉ត</text:p>
          </table:table-cell>
        </table:table-row>
        <table:table-row>
          <table:table-cell table:style-name="តារាង1.A2" office:value-type="string">
            <text:p text:style-name="P1">៤៦៨៨</text:p>
          </table:table-cell>
          <table:table-cell table:style-name="តារាង1.A2" office:value-type="string">
            <text:p text:style-name="P2">ថងយ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ទ្ចងហ្យន <text:s/>អ. ថ. ថងហ្យុន <text:s/>“ក្រដាស​មាស​រួញ”) ក្រដាស​ព័ណ៌​មាន​ភ្លឺ​រួញ​ៗ សម្រាប់​ប្រើ​រំលេច​ក្បាច់​រចនា​ផ្សេង​ៗ មាន​ប្រភព​ឯ​ប្រទេស​ចិន : ប្រដាប់​ក្បាច់​ក្រដាស​ថងយន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៨៩</text:p>
          </table:table-cell>
          <table:table-cell table:style-name="តារាង1.A2" office:value-type="string">
            <text:p text:style-name="P2">ថងយិ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ទ្ចងហ្យិប <text:s/>អ. ថ. <text:span text:style-name="T3">ថងហ្យ៊‌ិប</text:span> <text:s/>“ចឹប​មាស”) ឈ្មោះ​នំ​ស្រស់​មួយ​ប្រភេទ មាន​ប្រភព​ដូច​នំ​ថងមួន​ដែរ : នំ​ថងយិ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នំ​ថងយិប</text:p>
          </table:table-cell>
        </table:table-row>
        <table:table-row>
          <table:table-cell table:style-name="តារាង1.A2" office:value-type="string">
            <text:p text:style-name="P1">៤៦៩០</text:p>
          </table:table-cell>
          <table:table-cell table:style-name="តារាង1.A2" office:value-type="string">
            <text:p text:style-name="P2">ថង់​រ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មាន​សណ្ឋាន​ស្រដៀង​នឹង​ហិប​ស្លា តែ​ខ្ពស់​ជាង, មាន​រាង​៤​ជ្រុង សម្រាប់​រង​ទ្រ​ស្លា​ម្លូ​ក្នុង​ពិធី​អាពាហ៍ពិពាហ៍ : តាម​ទំនៀម​ទម្លាប់​ខ្មែរ, ថង់​រង​ជា​វត្ថុ​ចាំបាច់​ក្នុង​មង្គល​ការ​អាពាហ៍ពិពាហ៍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១</text:p>
          </table:table-cell>
          <table:table-cell table:style-name="តារាង1.A2" office:value-type="string">
            <text:p text:style-name="P2">ថ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ទ្ចត <text:s/>អ. ថ. ថត) ដោះ​ចេញ, យក​ចេញ, ដក​ចេញ ។ ថត​កឋិន <text:s/>វេរ​សំពត់​កឋិន​ចំពោះ​ជំនុំ​សង្ឃ ។ ថត​រូប ភ្ជាប់​ស្រមោល​រូប​ឲ្យ​ដិត​នឹង​កែវ​ដោយ​គ្រឿង​ប្រដាប់​១ យ៉ាង​ផ្សេង​ដែល​ហៅ​ថា គ្រឿង​ថត ។ រូប​ដែល​ផ្ដិត​ចាក​កែវ​នោះ ហៅ​ថា រូប​ថត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ត​កឋិន </text:p>
            <text:p text:style-name="P4">ថត​រូប </text:p>
          </table:table-cell>
        </table:table-row>
        <table:table-row>
          <table:table-cell table:style-name="តារាង1.A2" office:value-type="string">
            <text:p text:style-name="P1">៤៦៩២</text:p>
          </table:table-cell>
          <table:table-cell table:style-name="តារាង1.A2" office:value-type="string">
            <text:p text:style-name="P2">ថន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ន៉ៈ ឬ ថៈន៉ា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ន; ស្ដន) ដោះ, កន្សោម​ដោះ ។ ច្រើន​ប្រើ​ក្នុង​ពាក្យ​កាព្យ : រៀម​សូម​អែបនែប​នៅ​និត្យ​ជិត​ថនា នៃ​កញ្ញា​ថ្លា​វរល័ក្ខណ៍​ភក្ត្រ​ល្អ​ឯក សូម​ក្រមុំ​កុំ​ខេរ​ខឹង​ប្រឹង​ប្រកែក សូម​រំលែក​ចែក​ដាក់​ទាន​មាន​ផល​ច្រើន ។</text:p>
          </table:table-cell>
          <table:table-cell table:style-name="តារាង1.D2" office:value-type="string">
            <text:p text:style-name="P3">ថនា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៣</text:p>
          </table:table-cell>
          <table:table-cell table:style-name="តារាង1.A2" office:value-type="string">
            <text:p text:style-name="P2">ថនិក​សត្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 និក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ួក​សត្វ​ដែល​ភេទ​ញី​មាន​ដោះ​បំបៅ​កូន​ដូច​ជា ស្វា, ឆ្មា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៤</text:p>
          </table:table-cell>
          <table:table-cell table:style-name="តារាង1.A2" office:value-type="string">
            <text:p text:style-name="P2">ថប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ទាល់​ដង្ហើម, ខ្ទប់​ផ្លូវ​ដង្ហើម : ទ្រាំ​នៅ​ក្នុង​អណ្ដូង​ជ្រៅ​នោះ​ពុំ​បាន​ទេ ព្រោះ​ថប់​ដង្ហើម​ណាស់ ។ <text:s/>នឹក​ក្រែង, នឹក​បារម្ភ : ថប់​តែ​មិន​បាន; ខ្ញុំ​ថប់​ណាស់​ក្រែង​កែ​មិន​កើ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៥</text:p>
          </table:table-cell>
          <table:table-cell table:style-name="តារាង1.A2" office:value-type="string">
            <text:p text:style-name="P2">ថម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ធ្វើ​ឲ្យ​ទាប, ឲ្យ​ថយ​ចុះ, ដុនដាប, ទន់ទាប : ថមថយ​កម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៦</text:p>
          </table:table-cell>
          <table:table-cell table:style-name="តារាង1.A2" office:value-type="string">
            <text:p text:style-name="P2">ថ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រំកិល​រំកៀក​ខ្លួន​ឯង​មក​ខាង​ក្រោយ : ថយ​ក្រោយ, ដើរ​ថយ​ក្រោយ ។ <text:s/>ចុះ​ពី​ធំ​មក​ជា​តូច, ចុះ​ពី​ច្រើន​មក​ជា​តិច, ពី​ខ្លាំង​មក​ជា​ខ្សោយ​ជាដើម : ថយ​អំណាច, ថយ​ទ្រព្យ, ថយ​កម្លាំ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យ​អំណាច ថយ​ទ្រព្យ </text:p>
            <text:p text:style-name="P4">ថយ​កម្លាំង </text:p>
          </table:table-cell>
        </table:table-row>
        <table:table-row>
          <table:table-cell table:style-name="តារាង1.A2" office:value-type="string">
            <text:p text:style-name="P1">៤៦៩៧</text:p>
          </table:table-cell>
          <table:table-cell table:style-name="តារាង1.A2" office:value-type="string">
            <text:p text:style-name="P2">ថយហ្ល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ថ្ចយហ្ល័ង <text:s/>អ. ថ. ថ៎យហ្ល័៎ង <text:s/>“ថយ​ក្រោយ”) ដេរ​ថយ​ក្រោយ ។ គុ. ដែល​គេ​ដេរ​ថយ​ក្រោយ : ថ្នេរ​ថយហ្ល័ង ។ អ្នក​ខ្លះ​ប្រើ​ក្លាយ​ថា ថៃហ្ល័ង <text:s/>ឬ ថៃឡាំង ក៏​មាន (តាម​ទម្លាប់​និយា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នេរ​ថយហ្ល័ង</text:p>
          </table:table-cell>
        </table:table-row>
        <table:table-row>
          <table:table-cell table:style-name="តារាង1.A2" office:value-type="string">
            <text:p text:style-name="P1">៤៦៩៨</text:p>
          </table:table-cell>
          <table:table-cell table:style-name="តារាង1.A2" office:value-type="string">
            <text:p text:style-name="P2">ថលជលិ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លៈជៈ-លិក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ត្វ​ដែល​អាច​រស់​នៅ​លើ​គោក​ក៏​បាន ក្នុង​ទឹក​ក៏​បាន ដូច​ជា​កង្កែប, ក្រពើ​ជាដើម ។ ឈ្មោះ​គ្រឿង​រថយន្ត​ចម្បាំង​មួយ​ប្រភេទ អាច​បើក​បរ​លើ​គោក​ក៏​បាន ក្នុង​ទឹក​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៦៩៩</text:p>
          </table:table-cell>
          <table:table-cell table:style-name="តារាង1.A2" office:value-type="string">
            <text:p text:style-name="P2">ថលបថ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ល៉ៈបត់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លបថ)ផ្លូវ​គោក, ជើង​គោក ។ ព. ផ្ទ. ជលបថ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០</text:p>
          </table:table-cell>
          <table:table-cell table:style-name="តារាង1.A2" office:value-type="string">
            <text:p text:style-name="P2">ថលមគ្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ល៉ៈ ម័ក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លមាគ៌) ដូច​គ្នា​នឹង <text:s/>ថលបថ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១</text:p>
          </table:table-cell>
          <table:table-cell table:style-name="តារាង1.A2" office:value-type="string">
            <text:p text:style-name="P2">ថលយា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 ល៉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លយាន) យាន​សម្រាប់​ផ្លូវ​គោក (មាន​រទេះ​ជាដើម) ។ ព. ផ្ទ. ជលយ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២</text:p>
          </table:table-cell>
          <table:table-cell table:style-name="តារាង1.A2" office:value-type="string">
            <text:p text:style-name="P2">ថលយាត្រ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ល៉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លយាត្រា) ការ​ដើរ​ផ្លូវ​គោក, ដំណើរ​ផ្លូវ​គោក, ដំណើរ​ជើង​គោក; ការ​ចិញ្ចឹម​ជីវិត​ដោយ​របរ​ផ្លូវ​គោក ។ ព. ផ្ទ. ជលយាត្រ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៣</text:p>
          </table:table-cell>
          <table:table-cell table:style-name="តារាង1.A2" office:value-type="string">
            <text:p text:style-name="P2">ថវិក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ថង់; យាម; ទៃ ។ សព្វ​ថ្ងៃ​ពាក្យ​នេះ ប្រើ​សំដៅ​យក​បញ្ជី​ដែល​គ្រោង ឬ​កត់ត្រា​ទុក​នូវ​ប្រាក់​ចំណូល​និង​ចំណាយ​រៀងរាល់​ឆ្នាំ ប្រៀប​ដូច​ជា​ថង់​សម្រាប់​ដាក់​ប្រាក់ : គ្រោង​ថវិកា, ចាយ <text:s/>វាយ​ប្រាក់​កុំ​ឲ្យ​ហួស​លើស​ពី​ថវិកា​របស់​ខ្លួន ។ ថវិកា​ខេត្ត <text:s/>ថវិកា​សម្រាប់​ប្រើប្រាស់​ក្នុង​ខេត្ត ។ ថវិកា​ជាតិ <text:s text:c="2"/>ថវិកា​របស់​ជាតិ គឺ​ថវិកា​សម្រាប់​ប្រើប្រាស់​ជា​ប្រយោជន៍​ដល់​ប្រទេស​ជាតិ​ទាំងមូល ។ ថវិកា​ប្រធួន <text:s/>សេចក្ដី​សុំ​រួម​គ្នា​ដែល​ក្រសួង​ហិរញ្ញវត្ថុ​ធ្វើ​ជូន​ទៅ​រដ្ឋសភា ដើម្បី​សុំ​នូវ​ឥណទាន​បន្ថែម សម្រាប់​ចាយ​វាយ​ទប់​ទល់​ទម្រាំ​បាន​ថវិកា​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គ្រោង​ថវិកា</text:p>
            <text:p text:style-name="P4">ថវិកា​ខេត្ត</text:p>
            <text:p text:style-name="P4">ថវិកា​ប្រធួន </text:p>
          </table:table-cell>
        </table:table-row>
        <table:table-row>
          <table:table-cell table:style-name="តារាង1.A2" office:value-type="string">
            <text:p text:style-name="P1">៤៧០៤</text:p>
          </table:table-cell>
          <table:table-cell table:style-name="តារាង1.A2" office:value-type="string">
            <text:p text:style-name="P2">ថា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្ដី, និយាយ, ពោល : ថា​ឲ្យ, កុំ​ថា​ឲ្យ​គេ, គេ​ថា​ម៉េច ?, ថា​តាម​គេ ។ ស្ដី​ថា <text:s/>ស្ដី​ប្រដៅ; បន្ទោស : គេ​ស្ដី​ថា​បន្តិចបន្តួច កុំ​ឲ្យ​ប្រកាន់​ខ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ពាក្យ​សម្រាប់​ចង្អុល​សេចក្ដី​ដែល​មាន​ត​ទៅ : ខ្ញុំ​និយាយ​ថា <text:s/>“ខ្ញុំ​មិន​ព្រម​ឲ្យ​ទេ”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៥</text:p>
          </table:table-cell>
          <table:table-cell table:style-name="តារាង1.A2" office:value-type="string">
            <text:p text:style-name="P2">ថាថ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ទាទាង <text:s/>អ. ថ. ថាថាង) ដែល​មាន​បែប​បទ, លំនាំ​ហ៊ឺហា : ឫក​ថាថាង (ម. ប្រ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៦</text:p>
          </table:table-cell>
          <table:table-cell table:style-name="តារាង1.A2" office:value-type="string">
            <text:p text:style-name="P2">ថាប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ទ័ប <text:s/>អ. ថ. ថ័ប) ដាក់​ផ្ទាប់, ផ្ដិតផ្ទាប់, បិទ​ពាស​ភ្ជាប់​ពី​ខាង​លើ​ផ្ទៃ ដែល​មាន​ឋាន​ព័ណ៌​ពី​ខាង​ក្រោម : ថាប់​ក្រដាស​ក្បាច់​រំហោក, ថាប់​ស្ពាន់​ក្រា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ផ្ទៃ​ក្រដាស​ឬ​សំពត់​ជាដើម​ដែល​មាន​ឋាន​ព័ណ៌​សម្រាប់​ដាក់​ពី​ខាង​ក្រោម​ក្បាច់​រំលេច មាន​ក្បាច់​ស្ពាន់​ក្រាប​ជាដើម : ក្រដាស​ថ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ក្រដាស​ថាប់ </text:p>
          </table:table-cell>
        </table:table-row>
        <table:table-row>
          <table:table-cell table:style-name="តារាង1.A2" office:value-type="string">
            <text:p text:style-name="P1">៤៧០៧</text:p>
          </table:table-cell>
          <table:table-cell table:style-name="តារាង1.A2" office:value-type="string">
            <text:p text:style-name="P2">ថាមព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ម៉ៈពល់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ាមពល) កម្លាំង​ចិត្ត​និង​កម្លាំង​កាយ; កម្លាំង​យ៉ាង​ស្វាហាប់, កម្លាំង​ដ៏​លើសលុប​ឬ​ដ៏​ក្លាខ្លាំង : ថាមពល​បរមាណូ, កីឡា​អាច​ញ៉ាំង​ថាមពល​ឲ្យ​កើត​មាន​ពេញ​លេ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៨</text:p>
          </table:table-cell>
          <table:table-cell table:style-name="តារាង1.A2" office:value-type="string">
            <text:p text:style-name="P2">ថាម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ម៉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--ភាវ; ស្ថាម + ភាវ) ភាព​នៃ​កម្លាំង, ការ​មាន​កម្លាំង, ដំណើរ​ស្វាហាប់​អង់អា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០៩</text:p>
          </table:table-cell>
          <table:table-cell table:style-name="តារាង1.A2" office:value-type="string">
            <text:p text:style-name="P2">ថាមមាត្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ម៉ៈមាត</text:p>
          </table:table-cell>
          <table:table-cell table:style-name="តារាង1.D2" office:value-type="string">
            <text:p text:style-name="P3">បា. <text:s/>សំ. 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ាម + មត្ត; ស្ថាម +មាឌ ឬ មាត្រ) ប្រដាប់​សម្រាប់​វាស់​ស្ទង់​សន្ទុះ​នៃ​គ្រឿង​ម៉ាស៊ីន​និង​អគ្គិសន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០</text:p>
          </table:table-cell>
          <table:table-cell table:style-name="តារាង1.A2" office:value-type="string">
            <text:p text:style-name="P2">ថាមវន្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ម៉ៈ-វ័ន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ស្ថាមន៑+វន៑ ឬ--វន្ត) ដែល​មាន​កម្លាំង, ដែល​ប្រកប​ដោយ​សេចក្ដី​ស្វាហាប់ : ជន​ថាមវន្ត, បុគ្គល​ថាមវន្ត, អ្នក​កីឡា​ថាមវន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<text:s/></text:p>
          </table:table-cell>
        </table:table-row>
        <table:table-row>
          <table:table-cell table:style-name="តារាង1.A2" office:value-type="string">
            <text:p text:style-name="P1">៤៧១១</text:p>
          </table:table-cell>
          <table:table-cell table:style-name="តារាង1.A2" office:value-type="string">
            <text:p text:style-name="P2">ថា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ខ្នាច់​សម្រាប់​ហូត​ឲ្យ​ដឹង​ថា​អ្នក​ណា​នឹង​ចាប់​ផ្ដើម​មុន​គេ ក្នុង​ល្បែង​អ្វី​នីមួ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២</text:p>
          </table:table-cell>
          <table:table-cell table:style-name="តារាង1.A2" office:value-type="string">
            <text:p text:style-name="P2">ថាវរ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វៈរៈ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ថាវរ; ស្ថាវរ) មាំមួន, មាំទាំ, ឋិតថេរ (ស្ថាព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៣</text:p>
          </table:table-cell>
          <table:table-cell table:style-name="តារាង1.A2" office:value-type="string">
            <text:p text:style-name="P2">ថាវរ​កម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វៈរៈក័ម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ាវរកម៌ន៑) ការ​មាំមួន, ការ​មាំទាំ, ការ​ដែល​ឋិតថេ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៤</text:p>
          </table:table-cell>
          <table:table-cell table:style-name="តារាង1.A2" office:value-type="string">
            <text:p text:style-name="P2">ថាវរ​វត្ថ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ាវៈរៈវ័ត-ថុ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ាវរវស្ដុ) វត្ថុ​ដែល​មាំមួន, ដែល​ឋិតថេរ, ដែល​ជាប់​បាន​យូរ​អង្វែ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៥</text:p>
          </table:table-cell>
          <table:table-cell table:style-name="តារាង1.A2" office:value-type="string">
            <text:p text:style-name="P2">ថ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ភាជនៈ​រាង​រាក់​ឥត​ជើង​ឬ​មាន​ជើង តែ​ទាប​ជាង​តុ សម្រាប់​ទ្រ​ចាន​ដាក់​ភោជនាហារ ឬ​ទ្រ​ពែង​តែ​ជាដើម : ថាស​ស្ពាន់, ម្ហូប​១​ថាស ។ ប្រដាប់​មាន​សណ្ឋាន​ជា​បន្ទះ​ស្រដៀង​នឹង​ថាស តែ​រាង​មូល​មាន​បញ្ចូល​សំឡេង​តាម​របៀប​វិទ្យាសាស្ត្រ​ឲ្យ​ដិត​ជាប់​នៅ​ក្នុង​នោះ <text:s/>ហើយ​អាច​ធ្វើ​ឲ្យ​ឮ​សំឡេង​បាន : ថាស​ម៉ាស៊ីន​ច្រៀ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ាស​ស្ពាន់</text:p>
          </table:table-cell>
        </table:table-row>
        <table:table-row>
          <table:table-cell table:style-name="តារាង1.A2" office:value-type="string">
            <text:p text:style-name="P1">៤៧១៦</text:p>
          </table:table-cell>
          <table:table-cell table:style-name="តារាង1.A2" office:value-type="string">
            <text:p text:style-name="P2">ថិរ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ិរ៉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ិរភាវ; ស្ថិរ--) ភាព​ដែល​ឋិតថេរ, ការ​តាំង​នៅ​មាំមួន : សង្ខារ​ទាំងឡាយ ឥត​មាន​ថិរភាព​ដ៏​ទៀងទាត់​ទេ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៧</text:p>
          </table:table-cell>
          <table:table-cell table:style-name="តារាង1.A2" office:value-type="string">
            <text:p text:style-name="P2">ថិរវេល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ិរ៉ៈ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ិរវេលា) វេលា​ដែល​តាំង​នៅ, រយៈ​ពេល​ឋិត​នៅ​មាំមួន, កំណត់​កាល​នៃ​វត្ថុ​អ្វី​មួយ​ដែល​បាន​តាំង​នៅ : ថិរវេលា​នៃ​កិច្ច​សន្យា​នេះ មាន​កំណត់​ត្រឹម​តែ​មួយ​ឆ្នាំ​ប៉ុណ្ណ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៨</text:p>
          </table:table-cell>
          <table:table-cell table:style-name="តារាង1.A2" office:value-type="string">
            <text:p text:style-name="P2">ថិរាយុ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ិរ៉ាយុ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 ឬ គុ.</text:p>
          </table:table-cell>
          <table:table-cell table:style-name="តារាង1.D2" office:value-type="string">
            <text:p text:style-name="P4">(ស្ថិរាយុស៑) អាយុ​យឺន; ដែល​មាន​អាយុ​យឺ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១៩</text:p>
          </table:table-cell>
          <table:table-cell table:style-name="តារាង1.A2" office:value-type="string">
            <text:p text:style-name="P2">ថី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ដ្រី) ស្រី (សម្រាប់​ប្រើ​ក្នុង​កាព្យ ជា​ជំនួស​ពាក្យ <text:s/>ស្រ្តី <text:s/>(ជា​សម្ដី​ខ្ពស់) ដែល​គេ​ច្រើន​តែ​អាន​ឮ​សូរ​ញែក​ចេញ​ពី​គ្នា​ថា សៈត្រី ឬ ស័តត្រី <text:s/>ខុស​សម្ផស្ស​កាព្យ​ពី​ព្រោះ​ពាក្យ <text:s/>ថី <text:s/>នេះ​ស្មើ​ភាព​គ្នា​នឹង​ពាក្យ ស្រ្តី <text:s/>ដែល​ជា​គូ​គ្នា​នឹង​ពាក្យ បុរស គឺ​ត្រូវ​និយាយ​ថា <text:s/>បុរស​ស្រ្តី, ប្រុស​ស្រី <text:s/>ឬ ស្រី​ប្រុស; កុំ​ប្រើ​ថា <text:s/>បុរស​ស្រី <text:s/>ឬ ស្រី​បុរស <text:s/>ព្រោះ​ពុំ​ស្មើ​ភាព​គ្នា), កាព្យ​ធៀប​ការ​ប្រើ​ពាក្យ ថី នេះ​ប្រសិន​បើ​កវី​ត្រូវ​ការ​គួរ​ប្រើ​ថា : <text:s/>ថី​និង​បុរស មូល​មក​ទាំងអស់ ស្រស់​ស្រាយ​រក​គ្នា រអាក​រពាយ រីករាយ​ជ្រះ​ថ្លា បាន​ធ្វើ​បុណ្យ​ផ្កា ជួយ​កសាង​ស្ពាន ។ <text:s/>(ប៉ុន្តែ​បើ​អាច​អាន​ក្រសោប​ថា ស្រ្តី <text:s/>តែ​មួយ​ម៉ាត់​កើត, ប្រើ​ជា ស្រ្តី និង បុរស <text:s/>វិញ​ក៏​បាន, ពាក្យ <text:s/>ថី នេះ​សម្រាប់​ប្រើ​ចំពោះ​តែ​ខាង​កាព្យ តាម​ដោយ​កវី​ត្រូវ​ការ​ប៉ុណ្ណោះ​ឯ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គ្រូ ។ ពាក្យ​សម្រាប់​ហៅ <text:s/>លេខាធិការ <text:s/>ឬ លេខានុការ <text:s/>គឺ​ស្មៀន​អ្នក​ចេះ​ភាសា​បារាំងសែស ចំពោះ​តែ​ខាង​ប៉ែក​រាជការ​ប្រូតិក-តូរ៉ាត៍​ពី​ដើម​ថា ថី <text:s/>(តាម​យួ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០</text:p>
          </table:table-cell>
          <table:table-cell table:style-name="តារាង1.A2" office:value-type="string">
            <text:p text:style-name="P2">ថី ?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ថ្វី​?, អ្វី​?, មាន​បើ​អ្វី​?; ពាក្យ​សម្រាប់​សួរ​គ្នា​ដោយ​សេចក្ដី​ឆ្ងល់, ទាំង​ចង់​ដឹង​ហេតុ ដឹង​ដំណើរ​នោះ​ឆាប់​ភ្លាម​ៗ​ផង; ប្រើ​បាន​តែ​អ្នក​ធំ​សួរ​ទៅ​អ្នក​តូច ឬ​អ្នក​ដែល​ស្និទ្ធស្នាល, ដែល​មាន​សភាព​ស្មើ​គ្នា; អ្នក​តូច​សួរ​ទៅ​អ្នក​ធំ​ក៏​បាន​ខ្លះ ប៉ុន្តែ​ត្រូវ​ឲ្យ​មាន​ពាក្យ​គោរព​ឱន​លំទោន​ណា​មួយ​ដាក់​ជា​ខាង​ដើម​ដូច​យ៉ាង​ពាក្យ ទាន, ទាន​ប្រោស ជាដើម <text:s/>: ទាន​ថី ?, ទាន​ប្រោស​ថី ?, ចុះ​វា​ថី​បាន​ជា​យំ ? (ព. សា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១</text:p>
          </table:table-cell>
          <table:table-cell table:style-name="តារាង1.A2" office:value-type="string">
            <text:p text:style-name="P2">ថីនមិទ្ធ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ីន៉ៈ មិត ធៈ ឬ -មិ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ត្យានមិទ្ធ) សេចក្ដី​ងងុយ​ងោក​ងក់​និង​ដំណើរ​ដេក​លក់, ដំណើរ​ច្រអូស​និង​ងុយ​ដេក, សេចក្ដី​ធុញទ្រាន់​ឬ​រួញរា​ក្នុង​ចិត្ត​និង​ដំណើរ​ងងុយ​ដេក : ថីនមិទ្ធ ជា​នីវរណ​ធម៌​ទី ៣ ក្នុង​ពួក នីវរណ​ធម៌ ទាំង ៥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២</text:p>
          </table:table-cell>
          <table:table-cell table:style-name="តារាង1.A2" office:value-type="string">
            <text:p text:style-name="P2">ថុច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ពាក្យ​សម្រាប់​ប្រើ​បញ្ឈប់ ឬ​បន្ទច់​សត្រូវ​ដែល​ពើបពះ​ប្រទះ​ដោយ​ឥត​ដឹង​ខ្លួន, មិន​ឲ្យ​ចូល​មក​ជិត​ខ្លួន​បាន, មាន​សេចក្ដី​ថា ចូរ​ឈប់ ! <text:s/>ឬ​ថា ចូរ​ទច់ !</text:p>
          </table:table-cell>
          <table:table-cell table:style-name="តារាង1.D2" office:value-type="string">
            <text:p text:style-name="P3">ថុច​អៈ!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៣</text:p>
          </table:table-cell>
          <table:table-cell table:style-name="តារាង1.A2" office:value-type="string">
            <text:p text:style-name="P2">ថូ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ោ <text:s/>អ. ថ. ថូ) ប្រដាប់​សម្រាប់​ដាក់​ទឹក​មាន​សណ្ឋាន​ដូច​ជា​ថោ​ តែ​មាន​ក​ហើយ​មាន​គម្រប​ដូច​ជា​ឆ្នុក : ថូ​ដី, ថូ​ចាន, ទឹក ១ ថូ ។ ប្រដាប់​សម្រាប់​ដាក់​ផ្កា​ស្រស់​មាន​សណ្ឋាន​ផ្សេង​ៗ ថូ​ផ្កា, ផ្កា ១ ថូ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ូ​ដី</text:p>
            <text:p text:style-name="P4">ថូ​ចាន</text:p>
            <text:p text:style-name="P4">ថូ​ផ្កា</text:p>
          </table:table-cell>
        </table:table-row>
        <table:table-row>
          <table:table-cell table:style-name="តារាង1.A2" office:value-type="string">
            <text:p text:style-name="P1">៤៧២៤</text:p>
          </table:table-cell>
          <table:table-cell table:style-name="តារាង1.A2" office:value-type="string">
            <text:p text:style-name="P2">ថូ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ុន) ឈ្មោះ​ស្គរ​មួយ​ប្រភេទ ពួក​ស្គរ​អារក្ស សម្រាប់​ទះ​ទទួល​ចង្វាក់​ភ្លេង​មហោរ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៥</text:p>
          </table:table-cell>
          <table:table-cell table:style-name="តារាង1.A2" office:value-type="string">
            <text:p text:style-name="P2">ថួ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ល្បែង​លេង​ភ្នាល់​ស៊ី​សង​ប្រាក់​កាស​ជា​ល្បែង​របស់​ចិន ។</text:p>
          </table:table-cell>
          <table:table-cell table:style-name="តារាង1.D2" office:value-type="string">
            <text:p text:style-name="P3">ធួ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៦</text:p>
          </table:table-cell>
          <table:table-cell table:style-name="តារាង1.A2" office:value-type="string">
            <text:p text:style-name="P2">ថួ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ល្មម, គ្រប់, គ្រប់គ្រាន់, គួរ​ដល់ : ខ្ញុំ​ឲ្យ​ប្រាក់ ៥ រៀល ប៉ុណ្ណឹង មិន​ធួន​នឹង​កម្លាំង​ដែល​គាត់​ជួយ​ធ្វើ​ការ​ឲ្យ​ខ្ញុំ​នោះ​ទេ <text:s/>។</text:p>
          </table:table-cell>
          <table:table-cell table:style-name="តារាង1.D2" office:value-type="string">
            <text:p text:style-name="P3">ធួន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៧</text:p>
          </table:table-cell>
          <table:table-cell table:style-name="តារាង1.A2" office:value-type="string">
            <text:p text:style-name="P2">ថួ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​ថែ : ថែថួន <text:s/>គឺ​ថែ​ដោយ​យក​ចិត្ត​ទុក​ដាក់​ល្មម​ដល់​កិច្ច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ែថួន</text:p>
          </table:table-cell>
        </table:table-row>
        <table:table-row>
          <table:table-cell table:style-name="តារាង1.A2" office:value-type="string">
            <text:p text:style-name="P1">៤៧២៨</text:p>
          </table:table-cell>
          <table:table-cell table:style-name="តារាង1.A2" office:value-type="string">
            <text:p text:style-name="P2">ថើ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្រូប​ខ្យល់​ដោយ​ច្រមុះ​ដើម្បី​យក​ក្លិន ឬ​ឲ្យ​ដឹង​ក្លិន... : ម្ដាយ​ថើប​កូន​សំឡាញ់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២៩</text:p>
          </table:table-cell>
          <table:table-cell table:style-name="តារាង1.A2" office:value-type="string">
            <text:p text:style-name="P2">ថឿ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ដំបង​មាន ៤ ជ្រុង បន្ទោរ​ធំ​ជាង​ទោល ។ ពាក្យ​នេះ​ខ្មែរ​យើង​យក​ពាក្យ​យួន​មក​ប្រើ; ថឿក <text:s/>យួន​ថា <text:s/>ឈើ​រង្វាស់, ម៉ែត្រ; តែ​ខ្មែរ​យើង​យក​ពាក្យ​នេះ មក​ឲ្យ​ឈ្មោះ​ដំបង​មួយ​ប្រភេទ ដែល​មាន​រាង​ដូច​ជា​ឈើ​រង្វាស់​យួន​នោះ ហៅ​ថា <text:s/>ថឿក : វាយ​ក្បាល ១ ថឿក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០</text:p>
          </table:table-cell>
          <table:table-cell table:style-name="តារាង1.A2" office:value-type="string">
            <text:p text:style-name="P2">ថេយ្យសំវ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ៃយ៉ៈស័ង វ៉ាស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ការ​លួច​សំវាស គឺ​ការ​ដែល​បុគ្គល​ជា​គ្រហស្ថ​ក្លែង​ខ្លួន​ធ្វើ​ជា​សាមណេរ​ខ្លួន​ឯង​ហើយ ប្រកាស​សេចក្ដី​ឲ្យ​គេ​ដឹង​ថា​ខ្លួន​ជា​សាមណេរ; <text:s/>ឬ​ការ​ដែល​បុគ្គល​មាន​ភិក្ខុ​បំបួស​ខ្លួន​ឲ្យ​បាន​ជា​សាមណេរ ហើយ​សាមណេរ​នោះ​ក្លែង​ធ្វើ​ជា​ភិក្ខុ; ឬ​ក៏​ការ​ដែល​បុគ្គល​ជា​គ្រហស្ថ​ក្លែង​ខ្លួន​ធ្វើ​ជា​សាមណេរ​ខ្លួន​ឯង​ផង ថែម​ទាំង​ក្លែង​ធ្វើ​ជា​ភិក្ខុ​ផង​ទៀត (ម. ព. ថេយ្យសំវាសកៈ <text:s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១</text:p>
          </table:table-cell>
          <table:table-cell table:style-name="តារាង1.A2" office:value-type="string">
            <text:p text:style-name="P2"><text:span text:style-name="T2">ថេយ្យ</text:span>សំវាសក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ៃយ៉ៈស័ង- វ៉ាសៈកៈ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--សក) បុគ្គល​អ្នក​លួច​សំវាស (ព. វិ. ពុ.) ក្នុង​វិន័យ​ពុទ្ធ​សាសនា​ប្រាប់​ថា មាន ៣ ប្រភេទ គឺ ១- លិង្គត្ថេនកៈ លប​លួច​ក្លែង​ធ្វើ​ជា​សាមណេរ​ខ្លួន​ឯង ដោយ​ឥត​មាន​គ្រូ​បំបួស; ២- សំវាសត្ថេនកៈ <text:s/>បួស​ជា​សាមណេរ​ដោយ​មាន​ភិក្ខុ​ជា​គ្រូ​បំបួស ក៏​ទៅ​ជា​ក្លែង​ខ្លួន​ធ្វើ​ជា​ភិក្ខុ; ៣- ឧភយត្ថេនក <text:s/>លប​លួច​ធ្វើ​ជា​សាមណេរ​ផង ថែម​ទាំង​ទៅ​ក្លែង​ខ្លួន​ធ្វើ​ជា​ភិក្ខុ​ទៀត​ផង ។ ថេយ្យសំវាសកៈ <text:s/>ទាំង ៣ ប្រភេទ​នេះ ពុំ​មាន​សិទ្ធិ​ត្រូវ​បាន​បួស​ជា​សាមណេរ​ឡើយ <text:s/>ព្រះ​សម្ពុទ្ធ​ទ្រង់​ហាម​មិន​ឲ្យ​ភិក្ខុ​បំបួស​ដោយ​ដាច់​ខាត ប្រសិន​បើ​បួស​ ក៏​ពុំ​ឡើង​ជា​សាមណេរ​ដែរ ព្រោះ​ជា​អភព្វ​បុគ្គល​ទៅ​ហ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២</text:p>
          </table:table-cell>
          <table:table-cell table:style-name="តារាង1.A2" office:value-type="string">
            <text:p text:style-name="P2">ថេ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ថិរ; ស្ថិរ) មាំមួន, ខ្ជាប់ខ្ជួន, យឺនយូរ; សម្រាប់​និយាយ​ផ្សំ​នឹង​ពាក្យ​ឋិត : ឋិតថេរ <text:s/>គឺ​តាំង​នៅ​មាំ, យឺនយូរ; (ម. ព. ឋិតថេរ <text:s/>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ឋិតថេរ </text:p>
          </table:table-cell>
        </table:table-row>
        <table:table-row>
          <table:table-cell table:style-name="តារាង1.A2" office:value-type="string">
            <text:p text:style-name="P1">៤៧៣៣</text:p>
          </table:table-cell>
          <table:table-cell table:style-name="តារាង1.A2" office:value-type="string">
            <text:p text:style-name="P2">ថេរៈ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>ថេរ៉ៈ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ថេរ; ស្ថវិរ) ដែល​មាន​អាយុ​ច្រើន, ចាស់, មាំមួន (មិន​សូវ​ប្រើ, ច្រើន​ប្រើ​តែ​ក្នុង​ប្រយោគ​ភាសា​បាល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>ថេរ៉ៈ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េរ; ស្ថវិរ) ភិក្ខុ​អ្នក​មាន​ចិត្ត​ខ្ជាប់ខ្ជួន គឺ​ភិក្ខុ​ដែល​បួស​បាន​យូរ​ឆ្នាំ​ហើយ យ៉ាង​តិច​ពី​ត្រឹម ១០ ឆ្នាំ​ឡើង​ទៅ ហៅ​ថា បួស​បាន ១០ វស្សា​ហើយ : <text:s/>គួរ​គោរព​ព្រះ​ថេរៈ, ព្រះ​ថេរៈ​និមន្ត​មក ។ បើ​ភិក្ខុនី ហៅ​ថា ថេរី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៤</text:p>
          </table:table-cell>
          <table:table-cell table:style-name="តារាង1.A2" office:value-type="string">
            <text:p text:style-name="P2">ថេរ​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េរ៉ៈភាប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េរភាវ; ស្ថវិរភាវ) ភាព​នៃ​ថេរៈ, ភាព​ជា​ថេរៈ (ម. ព. ថេរៈ ២ <text:s/>ន.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៥</text:p>
          </table:table-cell>
          <table:table-cell table:style-name="តារាង1.A2" office:value-type="string">
            <text:p text:style-name="P2">ថេរ​ភូមិ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េរៈភូម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វិរភូមិ) ទី, ថ្នាក់​នៃ​ថេរៈ (ម. ព. ថេរៈ ២ ន. 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៦</text:p>
          </table:table-cell>
          <table:table-cell table:style-name="តារាង1.A2" office:value-type="string">
            <text:p text:style-name="P2">ថេរ​វាទ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េរៈវាត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ថវិរវាទ) ពាក្យ​របស់​ព្រះ​ថេរៈ ឬ​ពាក្យ​ដែល​ព្រះ​ថេរៈ​និយាយ ។ ព្រះ​ត្រៃបិដក ជា​ពុទ្ធ​វចនៈ ដែល​ព្រះ​ថេរៈ ជា​អរហន្ត​ទាំងឡាយ​លោក​បាន​លើក​សង្គាយនា រៀបរៀង​ទុក​ឲ្យ​នៅ​ទៀងទាត់​តាម​ភាសិត​របស់​ព្រះ​សម្មាសម្ពុទ្ធ​មិន​ឲ្យ​ឃ្លៀងឃ្លាត​ក៏​ហៅ​ថា ថេរ​វាទ ដែរ : លោក​អ្នក​ប្រព្រឹត្ត​កាន់​តាម​ថេរ​វាទ គឺ​លោក​ដែល​ប្រព្រឹត្ត​កាន់​តាម​លំអាន​សេចក្ដី​ក្នុង​ព្រះ​ត្រៃបិដក ។ ព. ផ្ទ. អាចរិយ​វាទ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៧</text:p>
          </table:table-cell>
          <table:table-cell table:style-name="តារាង1.A2" office:value-type="string">
            <text:p text:style-name="P2">ថេរ​វាទ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េរ៉ៈ-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 ឬ គុ.</text:p>
          </table:table-cell>
          <table:table-cell table:style-name="តារាង1.D2" office:value-type="string">
            <text:p text:style-name="P4">(ស្ថវិរវាទិន៑) អ្នក​ដែល​និយាយ​តាម​ព្រះ​ថេរៈ; ពួក​ថេរវាទ ។ ពួក​អ្នក​កាន់​ពុទ្ធ​សាសនា​ខាង ទក្ខិណនិកាយ គឺ​ពួក​ដែល​កាន់​តាម​គម្ពីរ​ព្រះ​ត្រៃបិដក​ខាង​ភាសា​បាលី, ផ្សេង​ទីទៃ​ខ្លះ​ពី​ពួក​ខាង ឧត្តរ​និកាយ ជាពួក ថេរវាទី ។ <text:s/>ព. ផ្ទ. <text:s/>អាចរិយ​វាទ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៨</text:p>
          </table:table-cell>
          <table:table-cell table:style-name="តារាង1.A2" office:value-type="string">
            <text:p text:style-name="P2">ថេរានុត្ថេរៈ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េរ៉ានុត-ថេរ៉ៈ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េរ + អនុត្ថេរ &gt; ថេរានុត្ថេរ) ព្រះ​ថេរៈ​ធំ​និង​ព្រះ​ថេរៈ​តូ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៣៩</text:p>
          </table:table-cell>
          <table:table-cell table:style-name="តារាង1.A2" office:value-type="string">
            <text:p text:style-name="P2">ថេរ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រ៉ី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មើល​ក្នុង​ពាក្យ <text:s/>ថេរៈ ២ <text:s/>ន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០</text:p>
          </table:table-cell>
          <table:table-cell table:style-name="តារាង1.A2" office:value-type="string">
            <text:p text:style-name="P2">ថ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គ្រប់គ្រង, រក្សា, បីបាច់ : ថែ​កូន, ថែ​ផ្ទះ​សំបែង ។ ថែថួន (ម. ព. ថួន ប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ែថួន</text:p>
          </table:table-cell>
        </table:table-row>
        <table:table-row>
          <table:table-cell table:style-name="តារាង1.A2" office:value-type="string">
            <text:p text:style-name="P1">៤៧៤១</text:p>
          </table:table-cell>
          <table:table-cell table:style-name="តារាង1.A2" office:value-type="string">
            <text:p text:style-name="P2">ថែទ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ថែ​ទក់ទាំ គឺ​ថែ​ដោយ​ប្រយ័ត្ន​មុតមាំ​មិន​ប្រហែស​ធ្វេស (ថែ​ហើយ​ថែ​ទៀត ឬ​ថែ​ញឹកញយ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២</text:p>
          </table:table-cell>
          <table:table-cell table:style-name="តារាង1.A2" office:value-type="string">
            <text:p text:style-name="P2">ថែប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៉ះ​ដែក​ល្អ​និង​ដែក​អន់​ដើម្បី​ឲ្យ​មុត : ថែប​កាំបិត, ថែប​មុខ​ប៉ូវថ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ែប​កាំបិត ថែប​មុខ​ប៉ូវថៅ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យ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ដែក​អាស្យេ ឬ​ដែក​អាសៀក : កាំបិត​នេះ​ធ្វើ​ដោយ​ដែក​ថែប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ផែង​ធ្វើ​ដោយ​ឫស្សី, បបុស​ឬ​ស្លឹក​ត្នោត, ស្លឹក​ចាក​ជាដើម សម្រាប់​ហាល​ថ្នាំ; អ្នក​ស្រុក​ខ្លះ​ហៅ លៀប ។ ប្រដាប់​សម្រាប់​ជ្រក​ភ្លៀង ធ្វើ​រាង​ដូច​ដំបូល​សម្រាប់​បើក​បិទ​បាន​ក៏​ហៅ ថែប <text:s/>ដែរ : យក​ថែប​មក​ដាក់​បាំង, ដក​យក​ថែប​នេះ​ចេ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៣</text:p>
          </table:table-cell>
          <table:table-cell table:style-name="តារាង1.A2" office:value-type="string">
            <text:p text:style-name="P2">ថែ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ញ្ចូល​ឲ្យ​ច្រើន​ឡើង, បង្គ្រប់​មិន​ឲ្យ​ខ្វះ, បំពេញ​ចំនួន : ថែម​បាយ, ថែម​លុយ ។ ពាក្យ​នេះ​ជួន​កាល​ប្រើ​ជា <text:s/>កិ. វិ. ដូច​ពាក្យ​ថា <text:s/>វាយ​ថែម, កាប់​ថែម <text:s/>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៤</text:p>
          </table:table-cell>
          <table:table-cell table:style-name="តារាង1.A2" office:value-type="string">
            <text:p text:style-name="P2">ថែ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រោង​ជួរ​មាន​សណ្ឋាន​វែង, បរិវេណ ។ កុដិ​ថែវ កុដិ​វែង​មាន​ល្វែង​ច្រើន បាំង​ជញ្ជាំង​ខណ្ឌ​ដោយ​សង្កាត់​ៗ មាន​ទ្វារ​ខាង​ទទ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៥</text:p>
          </table:table-cell>
          <table:table-cell table:style-name="តារាង1.A2" office:value-type="string">
            <text:p text:style-name="P2">ថ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ស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ទៃយ <text:s/>អ. ថ. ថៃ) ម. ព. សៀ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៦</text:p>
          </table:table-cell>
          <table:table-cell table:style-name="តារាង1.A2" office:value-type="string">
            <text:p text:style-name="P2">ថៃហ្ល័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មើល​ក្នុង​ពាក្យ ថយហ្ល័ង) ។</text:p>
          </table:table-cell>
          <table:table-cell table:style-name="តារាង1.D2" office:value-type="string">
            <text:p text:style-name="P3">ថៃឡាំង</text:p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៧</text:p>
          </table:table-cell>
          <table:table-cell table:style-name="តារាង1.A2" office:value-type="string">
            <text:p text:style-name="P2">ថ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ភាជនៈ​តូច​ឬ​ធំ​ធ្វើ​ដោយ​ដី មាន​សណ្ឋាន​ដូច​ខាប់ ប៉ុន្ដែ​គម្រប​មាន​អណ្ដាត : ត្រប៉ែ​មួយ​ថ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៨</text:p>
          </table:table-cell>
          <table:table-cell table:style-name="តារាង1.A2" office:value-type="string">
            <text:p text:style-name="P2">ថោ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(ថោក; ស្ដោក <text:s/>“តិច”) ដែល​មាន​តម្លៃ​តិច : ស្រូវ​ថោក; មនុស្ស​ឫក​ថោ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៤៩</text:p>
          </table:table-cell>
          <table:table-cell table:style-name="តារាង1.A2" office:value-type="string">
            <text:p text:style-name="P2">ថោមនាក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ោ ម៉ៈ ន៉ាកា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ថោមន+អាការ&gt;ថោមនាការ; ស្ដោមន+អាការ&gt;ស្ដោមនាការ) អាការ​, ដំណើរ​នៃ​សេចក្ដី​ស្ងើច​សរសើរ : សំដែង​ថោមនាការ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០</text:p>
          </table:table-cell>
          <table:table-cell table:style-name="តារាង1.A2" office:value-type="string">
            <text:p text:style-name="P2">ថោម​ភាព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--ម៉ៈ--</text:p>
          </table:table-cell>
          <table:table-cell table:style-name="តារាង1.D2" office:value-type="string">
            <text:p text:style-name="P3">បា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--ភាវ) ភាព​ដែល​គួរ​ឲ្យ​សរសើរ, ការ​ស្ងើច​ឬ​កោត​សរសើរ, ពាក្យ​សរសើរ​តម្កើង​ដោយ​សារ​មាន​ជោគជ័យ : បាន​ទទួល​នូវ​ថោមភាព, ត្រេកអរ​ចំពោះ​ថោមភាព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១</text:p>
          </table:table-cell>
          <table:table-cell table:style-name="តារាង1.A2" office:value-type="string">
            <text:p text:style-name="P2">ថោម​វាទ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ោម៉ៈវាទ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ស្ដោមវាទ) ពាក្យ​សរសើ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២</text:p>
          </table:table-cell>
          <table:table-cell table:style-name="តារាង1.A2" office:value-type="string">
            <text:p text:style-name="P2">ថោម​វាទ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>ថោម៉ៈ-</text:p>
          </table:table-cell>
          <table:table-cell table:style-name="តារាង1.D2" office:value-type="string">
            <text:p text:style-name="P3">បា.; សំ.</text:p>
          </table:table-cell>
          <table:table-cell table:style-name="តារាង1.D2" office:value-type="string">
            <text:p text:style-name="P3">គុ. ឬ ន.</text:p>
          </table:table-cell>
          <table:table-cell table:style-name="តារាង1.D2" office:value-type="string">
            <text:p text:style-name="P4">(ស្ដោមវាទិន៑) ដែល​រមែង​ពោល​ពាក្យ​សរសើរ; មនុស្ស​ដែល​ច្រើន​តែ​និយាយ​សរសើរ​គេ; បើ​ស្រ្តី​ជា ថោមវាទិន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៣</text:p>
          </table:table-cell>
          <table:table-cell table:style-name="តារាង1.A2" office:value-type="string">
            <text:p text:style-name="P2">ថោម​វាទិន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ថោមវាទ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៤</text:p>
          </table:table-cell>
          <table:table-cell table:style-name="តារាង1.A2" office:value-type="string">
            <text:p text:style-name="P2">ថ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ឆ្នាំ​ទី ៤ ដែល​សន្មត​កំណត់​ដោយ​ឈ្មោះ​ទន្សាយ : ឆ្នាំ​ថ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ឆ្នាំ​ថោះ </text:p>
          </table:table-cell>
        </table:table-row>
        <table:table-row>
          <table:table-cell table:style-name="តារាង1.A2" office:value-type="string">
            <text:p text:style-name="P1">៤៧៥៥</text:p>
          </table:table-cell>
          <table:table-cell table:style-name="តារាង1.A2" office:value-type="string">
            <text:p text:style-name="P2">ថៅក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ចិ.</text:p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គហបតី, មេ​ជំនួញ, ម្ចាស់​ហ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៦</text:p>
          </table:table-cell>
          <table:table-cell table:style-name="តារាង1.A2" office:value-type="string">
            <text:p text:style-name="P2">ថៅឡិ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ៃ​តូច​មាន​ថ្នេរ​ខ័ណ្ឌ​ជា​ពីរ​សង្កាត់ សម្រាប់​ប្រើ​ការ​ច្រក​ប្រាក់​ក្រវាត់​ចង្កេះ, ប្រើ​តាម​បែប​ចិន ក្នុង​សម័យ​ពី​ដើម, គេ​ច្រើន​យក​សំពត់​សូត្រ​ដេរ ព្រោះ​​ជាប់​បាន​យូរ​ក្រ​ដាច : ចិន​ពី​ដើម​ច្រើន​តែ​ក្រវាត់​ថៅឡិ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៧</text:p>
          </table:table-cell>
          <table:table-cell table:style-name="តារាង1.A2" office:value-type="string">
            <text:p text:style-name="P2">ថ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កំណាញ់, គិត​កាញ់​សំច័យ​ទុក : គប្បី​ថាំ​បន្តិច​ទៅ កុំ​ចាយ​វាយ​ច្រើន​ពេក ។ <text:s/>គុ. ដែល​កំណាញ់, ដែល​រិះ : មនុស្ស​នេះ​ថាំ​ណាស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៨</text:p>
          </table:table-cell>
          <table:table-cell table:style-name="តារាង1.A2" office:value-type="string">
            <text:p text:style-name="P2">ថ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ឈើ​សម្រាប់​ដង, សម្រាប់​រែក​ទឹក ។ រង្វាល់​សម្រាប់​វាល់​ធញ្ញជាតិ មាន​ស្រូវ​អង្ករ​ជាដើម ចំនួន ២ តៅ ឬ ចំណុះ ៥០ ឬ ៦០ នាឡិ : ស្រូវ​មួយ​ថ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៥៩</text:p>
          </table:table-cell>
          <table:table-cell table:style-name="តារាង1.A2" office:value-type="string">
            <text:p text:style-name="P2">ថ្ករ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ឆ្វាត់​តង្ករ​តម្បា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មច្ឆជាតិ​មួយ​ប្រភេទ​ពួក​ឆ្លា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០</text:p>
          </table:table-cell>
          <table:table-cell table:style-name="តារាង1.A2" office:value-type="string">
            <text:p text:style-name="P2">ថ្កល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(ម. ព. តម្កល់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នឹង​ណាស់, ដែល​នឹង​ដូច​គេ​តម្កល់ : នឹង​ថ្កល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១</text:p>
          </table:table-cell>
          <table:table-cell table:style-name="តារាង1.A2" office:value-type="string">
            <text:p text:style-name="P2">ថ្កា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ជាមួយ​នឹង​ពាក្យ ឈឺ : ឈឺ​ថ្កាត់ ។ <text:s/>បុរាណ​ច្រើន​ប្រើ កិ. គឺ​ចាប់​ឈឺ ដូច​មាន​ក្នុង​តម្រា​ថា ទោះ​ថ្កាត់​ថ្ងៃ​សុក្រ ជាដើម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២</text:p>
          </table:table-cell>
          <table:table-cell table:style-name="តារាង1.A2" office:value-type="string">
            <text:p text:style-name="P2">ថ្កាន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អា. និ.</text:p>
          </table:table-cell>
          <table:table-cell table:style-name="តារាង1.D2" office:value-type="string">
            <text:p text:style-name="P4">កាន់, ត្រង់, ឆ្ពោះ, សំដៅ, ចំពោះ​ទៅ​រក (ច្រើន​ប្រើ​តែ​ក្នុង​កាព្យ)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​ថ្កើង : ថ្កើងថ្កាន គឺ​ថ្កើង​រុងរឿង, ថ្កើង​មាន​កេរ្តិ៍​ឈ្មោះ​ខ្ពស់​ត្រដែ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កើងថ្កាន</text:p>
          </table:table-cell>
        </table:table-row>
        <table:table-row>
          <table:table-cell table:style-name="តារាង1.A2" office:value-type="string">
            <text:p text:style-name="P1">៤៧៦៣</text:p>
          </table:table-cell>
          <table:table-cell table:style-name="តារាង1.A2" office:value-type="string">
            <text:p text:style-name="P2">ថ្កាប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ចាប់​ដោយ​តង្កាប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៤</text:p>
          </table:table-cell>
          <table:table-cell table:style-name="តារាង1.A2" office:value-type="string">
            <text:p text:style-name="P2">ថ្ក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ស្មៅ​មួយ​ប្រភេ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៥</text:p>
          </table:table-cell>
          <table:table-cell table:style-name="តារាង1.A2" office:value-type="string">
            <text:p text:style-name="P2">ថ្កូ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ឈើ​មួយ​ប្រភេទ ផ្លែ​ទុំ​មាន​រស​ជូរ​បន្តិច​ៗ អាច​បរិភោគ​ជា​អាហារ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៦</text:p>
          </table:table-cell>
          <table:table-cell table:style-name="តារាង1.A2" office:value-type="string">
            <text:p text:style-name="P2">ថ្កើ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ឧត្ដុង្គ, ឧត្ដម, ខ្ពង់ខ្ពស់, មាន​យស​បរិពារ, មាន​គេ​ចុះ​ចូល​រាប់​អាន​ច្រើន : ប្រទេស​ថ្កើង, ជាតិ​ថ្កើ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៧</text:p>
          </table:table-cell>
          <table:table-cell table:style-name="តារាង1.A2" office:value-type="string">
            <text:p text:style-name="P2">ថ្កៀ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ចាប់​ដោយ​តង្កៀប​ឬ​ចាប់​កៀប​ដោយ​ម្រាម​ជើង​ឬ​ម្រាម​ដៃ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៨</text:p>
          </table:table-cell>
          <table:table-cell table:style-name="តារាង1.A2" office:value-type="string">
            <text:p text:style-name="P2">ថ្ក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រំពៃ​រង់ចាំ​មើល អំពី​ទី​ខ្ពស់​ទៅ​ទី​ទាប : ថ្កោល​មើល ។ ថ្កោល​ទោស <text:s/>រំពៃ​គយគន់​មើល​ទោស​ខុស​របស់​អ្នក​ដទៃ : កុំ​ថ្កោល​ទោស​គេ; មនុស្ស​ហ្នឹង​មាន​រឿង រាជការ​មាន​បង្គាប់​ឲ្យ​ថ្កោល​មើល​តែ​រាល់​ថ្ងៃ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៦៩</text:p>
          </table:table-cell>
          <table:table-cell table:style-name="តារាង1.A2" office:value-type="string">
            <text:p text:style-name="P2">ថ្ក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​ថ្កើង : ថ្កំថ្កើង ឬ ថ្កុំថ្កើង ។</text:p>
          </table:table-cell>
          <table:table-cell table:style-name="តារាង1.D2" office:value-type="string">
            <text:p text:style-name="P3">ថ្កុំ</text:p>
          </table:table-cell>
          <table:table-cell table:style-name="តារាង1.I2" office:value-type="string">
            <text:p text:style-name="P4">ថ្កំថ្កើង </text:p>
          </table:table-cell>
        </table:table-row>
        <table:table-row>
          <table:table-cell table:style-name="តារាង1.A2" office:value-type="string">
            <text:p text:style-name="P1">៤៧៧០</text:p>
          </table:table-cell>
          <table:table-cell table:style-name="តារាង1.A2" office:value-type="string">
            <text:p text:style-name="P2">ថ្គា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ធ្មេញ​ធំ​ៗ ដែល​ដុះ​នៅ​ខាង​ចុង​ឆ្អឹង​ចង្កា​ទាំង​ពីរ​ខាង មាន​ទាំង​ខាង​លើ​ខាង​ក្រោម : ថ្គាម​មនុស្ស, ថ្គាម​ដំរី, ថ្គាម​ខ្ល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១</text:p>
          </table:table-cell>
          <table:table-cell table:style-name="តារាង1.A2" office:value-type="string">
            <text:p text:style-name="P2">ថ្គ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ដែល​លេច​ធ្លោ​ឡើង, ដែល​ទ្រុល​ឬ​ហុយ​ទ្រលោម​ឡើង : ក្រពើ​ងើប​ក្បាល​ថ្គោល; ផ្សែង​ថ្គោ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២</text:p>
          </table:table-cell>
          <table:table-cell table:style-name="តារាង1.A2" office:value-type="string">
            <text:p text:style-name="P2">ថ្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ឫស្សី​ព្រៃ​មួយ​ប្រភេទ មាន​ថ្នាំង​លាស​សាច់​ស្ដើង : ឫស្សី​ថ្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ឫស្សី​ថ្ង </text:p>
          </table:table-cell>
        </table:table-row>
        <table:table-row>
          <table:table-cell table:style-name="តារាង1.A2" office:value-type="string">
            <text:p text:style-name="P1">៤៧៧៣</text:p>
          </table:table-cell>
          <table:table-cell table:style-name="តារាង1.A2" office:value-type="string">
            <text:p text:style-name="P2">ថ្ងប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្រាក, ស្រន់, គ្រាន់​ទប់ទល់ : ជំងឺ​បាន​ថ្ងប​បន្តិច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៤</text:p>
          </table:table-cell>
          <table:table-cell table:style-name="តារាង1.A2" office:value-type="string">
            <text:p text:style-name="P2">ថ្ង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ឈើ​មួយ​ប្រភេទ សន្តាន​ទន្លា តែ​ដុះ​នៅ​ដី​គោក ដំបូក ទួល ត្រួយ​និង​ផ្កា​ជ្រក់​ធ្វើ​ជា​អាហារ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៥</text:p>
          </table:table-cell>
          <table:table-cell table:style-name="តារាង1.A2" office:value-type="string">
            <text:p text:style-name="P2">ថ្ង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ភាគ​មុខ​មនុស្ស ត្រង់​ខាង​ក្រោម​ជើង​សក់ និង​ខាង​លើ​ចិញ្ចើម ។ អវយវៈ​ដែល​នៅ​ខាង​លើ​ខ្មាស​បុរស​ស្រ្តី ក៏​ហៅ ថ្ងាស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៦</text:p>
          </table:table-cell>
          <table:table-cell table:style-name="តារាង1.A2" office:value-type="string">
            <text:p text:style-name="P2">ថ្ងិចថ្ង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ឬ គុ.</text:p>
          </table:table-cell>
          <table:table-cell table:style-name="តារាង1.D2" office:value-type="string">
            <text:p text:style-name="P4">មាយា​ង៉ិកង៉ក់​នាំ-ង; ដែល​មាន​កិរិយា​មាយា​ក្និចក្នក់​ច្រើន (ច្រើន​ប្រើ​តែ​ខាង​មនុស្ស​ស្រី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៧</text:p>
          </table:table-cell>
          <table:table-cell table:style-name="តារាង1.A2" office:value-type="string">
            <text:p text:style-name="P2">ថ្ងុ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ដែល​ធ្វើ​មុខ​ត្អួរ​ដើរ​ប៉ើយ​ទៅ : មិន​ទាន់​ដល់​ពេល​នៅ​ឡើយ​សោះ ស្រាប់​តែ​គាត់​ចេញ​ដើរ​ថ្ងុង​ទ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៨</text:p>
          </table:table-cell>
          <table:table-cell table:style-name="តារាង1.A2" office:value-type="string">
            <text:p text:style-name="P2">ថ្ងុញ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ត្រឹម : កំបុត​ថ្ងុញ គឺ​កំបុត​ត្រឹម (ប្រើ​ជា ថ្ងុយ ក៏​បា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៧៩</text:p>
          </table:table-cell>
          <table:table-cell table:style-name="តារាង1.A2" office:value-type="string">
            <text:p text:style-name="P2">ថ្ងុ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(ម. ព. ថ្ងុញ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០</text:p>
          </table:table-cell>
          <table:table-cell table:style-name="តារាង1.A2" office:value-type="string">
            <text:p text:style-name="P2">ថ្ងូ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ញ្ចេញ​សំឡេង​ដោយ​មាន​ទុក្ខ​វេទនា​អំពី​រោគ​បៀតបៀន​ជាដើម : ឮ​តែ​សូរ​ថ្ងូរ​ទាល់​ព្រឹក; ដេក​ថ្ងូរ; ទោះ​បី​ឈឺ​ថ្ងន់​យ៉ាង​ហ្នឹង​ក៏​ដោយ, ពុំ​ដែល​ថ្ងូរ​ម្ដង​ទេ ។ ធ្វើ​ការ​ឥត​ថ្ងូរ <text:s/>ធ្វើ​ការ​ម៉ឺងម៉ាត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១</text:p>
          </table:table-cell>
          <table:table-cell table:style-name="តារាង1.A2" office:value-type="string">
            <text:p text:style-name="P2">ថ្ងូ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ដែល​បះ​អើត​ឡើង​តែ​ទ្រេត​បន្តិច មើល​ទៅ​ឃើញ​ច្រងូវ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២</text:p>
          </table:table-cell>
          <table:table-cell table:style-name="តារាង1.A2" office:value-type="string">
            <text:p text:style-name="P2">ថ្ងួ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្រែក​ហៅ​គ្នា, ស្រែក​រក​គ្នា (ក្របី) : ក្របី​ថ្ងួ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ក្របី​ថ្ងួច </text:p>
          </table:table-cell>
        </table:table-row>
        <table:table-row>
          <table:table-cell table:style-name="តារាង1.A2" office:value-type="string">
            <text:p text:style-name="P1">៤៧៨៣</text:p>
          </table:table-cell>
          <table:table-cell table:style-name="តារាង1.A2" office:value-type="string">
            <text:p text:style-name="P2">ថ្ង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វេលា​មាន​ពន្លឺ​ព្រះ​អាទិត្យ​ប្រាដក ។ តាម​ហោរា​សាស្ត្រ កំណត់​វេលា ២៤ នាឡិកា គឺ ២៤ ម៉ោង រាប់​ពី​ក្រោយ​វេលា​អធ្រាត្រ​មក​ដល់​ពាក់​កណ្ដាល​អធ្រាត្រ​វិញ (ជា ២៤ ម៉ោង) ហៅ​ថា មួយ​ថ្ងៃ; ហៅ​តាម​ពាក្យ​ធម្មតា​ថា យប់​មួយ ថ្ងៃ​មួយ ឬ មួយ​ថ្ងៃ​មួយ​យប់ ។ ដួង​អាទិត្យ​ឬ​សូរ្យ​មណ្ឌល​ក៏​ហៅ ថ្ងៃ ដែរ : ថ្ងៃ​អាទិត្យ, ថ្ងៃ​នេះ, ថ្ងៃ​ស្អែក, ថ្ងៃ​ខាន​ស្អែក, ថ្ងៃ​ត្រង់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ងៃ​អាទិត្យ</text:p>
            <text:p text:style-name="P4">ថ្ងៃ​នេះ</text:p>
            <text:p text:style-name="P4">ថ្ងៃ​ស្អែក</text:p>
            <text:p text:style-name="P4">ថ្ងៃ​ខាន​ស្អែក</text:p>
            <text:p text:style-name="P4">ថ្ងៃ​ត្រង់ </text:p>
          </table:table-cell>
        </table:table-row>
        <table:table-row>
          <table:table-cell table:style-name="តារាង1.A2" office:value-type="string">
            <text:p text:style-name="P1">៤៧៨៤</text:p>
          </table:table-cell>
          <table:table-cell table:style-name="តារាង1.A2" office:value-type="string">
            <text:p text:style-name="P2">ថ្ដោ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ត្រដោ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៥</text:p>
          </table:table-cell>
          <table:table-cell table:style-name="តារាង1.A2" office:value-type="string">
            <text:p text:style-name="P2">ថ្ដោក​ក្ដ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ត្រដោក​ក្ដា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៦</text:p>
          </table:table-cell>
          <table:table-cell table:style-name="តារាង1.A2" office:value-type="string">
            <text:p text:style-name="P2">ថ្ដោក​ជើង​ចែវ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4">(ម. ព. ត្រដោក​ជើង​ចែវ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៧</text:p>
          </table:table-cell>
          <table:table-cell table:style-name="តារាង1.A2" office:value-type="string">
            <text:p text:style-name="P2">ថ្ន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ចុង​កំនួច​សំពត់​ត្រង់​ទី​ប្រជុំ​ដែល​ស្លៀក​ខាង​មុខ : ថ្នក់​សំពត់ ។ ចុង​ក្រមា​ឬ​សំពត់​ដែល​ចង​កួច​ឲ្យ​មាន​សណ្ឋាន​ផត​យុល​សម្រាប់​ដក់​អ្វី​ៗ : ដាក់​ផ្លែ​កន្ទួត​ក្នុង​ថ្នក់, គ្រាប់​ពោត​មួយ​ថ្នក់ ។ កន្លែង​ដែល​ផត, ខូង, ផត​យុល : ថ្នក់​ថ្នង, ថ្នក់​ឈ្នក់, ថ្នក់​ផ្លូវ, ថ្នក់​ខ្សែ​ខ្លែ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នក់​សំពត់</text:p>
            <text:p text:style-name="P4">ថ្នក់​ថ្នង</text:p>
            <text:p text:style-name="P4">ថ្នក់​ឈ្នក់</text:p>
            <text:p text:style-name="P4">ថ្នក់​ផ្លូវ </text:p>
            <text:p text:style-name="P4">ថ្នក់​ខ្សែ​ខ្លែង </text:p>
          </table:table-cell>
        </table:table-row>
        <table:table-row>
          <table:table-cell table:style-name="តារាង1.A2" office:value-type="string">
            <text:p text:style-name="P1">៤៧៨៨</text:p>
          </table:table-cell>
          <table:table-cell table:style-name="តារាង1.A2" office:value-type="string">
            <text:p text:style-name="P2">ថ្ន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នេសាទ​មួយ​ប្រភេទ ច្រើន​តែ​ធ្វើ​ដោយ​ខ្សែ​អំបោះ​ចង​ជា​ក្រឡា មាន​ដង​មាន​ចំពាស់​សម្រាប់​ដង​ត្រ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៨៩</text:p>
          </table:table-cell>
          <table:table-cell table:style-name="តារាង1.A2" office:value-type="string">
            <text:p text:style-name="P2">ថ្ន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ធ្វើ​មិន​ឲ្យ​មាន​ហ្មង, ថែ​ទាំ​មិន​ឲ្យ​នឿយ​ហត់​ពេក; ប្រើប្រាស់​ដោយ​ប្រយ័ត្ន​ខ្លាច​ក្រែង​ឆាប់​ចាស់, ឆាប់​ខូច...: ថ្នម​ខ្លួន, ថ្នម​កូន, ថ្នម​គោ​ក្របី ។ <text:s/>កិ. វិ. : ដើរ​ថ្នម​ៗ <text:s/>គឺ​ដើរ​សន្សឹម​ៗ សម្រាល​ជើង ។ កាន់​ថ្នម​ដៃ <text:s/>គឺ​កាន់​សម្រាល​ដៃ​មិន​បាប់​ច្របាច់​ឬ​សង្កត់​ខ្ល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នម​ខ្លួន</text:p>
            <text:p text:style-name="P4">ថ្នម​កូន</text:p>
            <text:p text:style-name="P4">ថ្នម​គោ​ក្របី ដើរ​ថ្នម​ៗ </text:p>
            <text:p text:style-name="P4"/>
          </table:table-cell>
        </table:table-row>
        <table:table-row>
          <table:table-cell table:style-name="តារាង1.A2" office:value-type="string">
            <text:p text:style-name="P1">៤៧៩០</text:p>
          </table:table-cell>
          <table:table-cell table:style-name="តារាង1.A2" office:value-type="string">
            <text:p text:style-name="P2">ថ្ន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មាន​វ័យ​ស្រករ​គ្នា, ដែល​មាន​ភាព​ស្មើ​គ្នា​ទាំង​ជិត​ដិត​ស្និទ្ធ​ស្នាល​ផង​ទៀត, ប្រើ​បាន​ចំពោះ​តែ​ផ្សំ​ជាមួយ​នឹង​ពាក្យ គ្នា ថា គ្នា​ថ្នរ <text:s/>គឺ​ជា​គ្នា​ស្មើ, ជា​គូកន : ពុំ​ត្រូវ​យក​អ្នក​ធំ​ជា​គ្នា​ថ្នរ​ឡើយ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១</text:p>
          </table:table-cell>
          <table:table-cell table:style-name="តារាង1.A2" office:value-type="string">
            <text:p text:style-name="P2">ថ្ន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ផ្លូវ​ខ្ពស់​ដោយ​ដី​លើក : បរ​រថយន្ត​តាម​ថ្នល់, ពួត​ដៃ​គ្នា​ជួយ​លើក​ថ្នល់​ពី​ភូមិ​មួយ​ទៅ​ភូមិ​មួយ, កុំ​លែង​គោ​ក្របី​ឲ្យ​ដើរ​កាត់​ថ្នល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២</text:p>
          </table:table-cell>
          <table:table-cell table:style-name="តារាង1.A2" office:value-type="string">
            <text:p text:style-name="P2">ថ្នល់​ទទ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ី​ប្រជុំ​ថ្នល់​វែង​ៗ ខ្វែង​ជា​បួន; ហៅ​បាន​ចំពោះ​តែ​ថ្នល់​ក្រៅ​ពី​ក្រុង ។ ហៅ​ថា ថ្នល់​បែក​បួន <text:s/>ឬ ថ្នល់​ត្រឡែងកែង <text:s/>ឬ​ក៏ <text:s/>ថ្នល់​ត្រឡែង​កែង​បួន ដូច​ជា​ហៅ​ផ្លូវ​ខ្វែង​ក្នុង​ក្រុង​ដែរ​ក៏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៣</text:p>
          </table:table-cell>
          <table:table-cell table:style-name="តារាង1.A2" office:value-type="string">
            <text:p text:style-name="P2">ថ្ន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ជាន់, សង្កាត់; ល្បាក់ សម្រាប់​ដាក់​អ្វី​ៗ : រាន​ម៉ា​៥​ថ្នាក់, តម្រៀប​តាម​ថ្នាក់, ថ្នាក់​ទី ១, ប្រឡង​ឡើង​ថ្នា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៤</text:p>
          </table:table-cell>
          <table:table-cell table:style-name="តារាង1.A2" office:value-type="string">
            <text:p text:style-name="P2">ថ្នាក់ថ្ន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ីបាច់​រក្សា​មិន​ឲ្យ​មាន​ហ្មង, បីបាច់​រក្សា​ដោយ​ប្រយ័ត្ន, ថ្នម​មិន​ឲ្យ​អាក់​ចិត្ត : ពុំ​គួរ​ថ្នាក់ថ្នម​កូន​ឲ្យ​ហួស​ហេតុ​ពេក​ទេ, គួរ​តែ​បង្ហាត់​ ទម្លាប់​វា​ឲ្យ​ចេះ​ស៊ូ​ទ្រាំ​នឹង​ការ​នឿយ​ហត់​តាំង​ពី​ក្មេង​ទៅ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៥</text:p>
          </table:table-cell>
          <table:table-cell table:style-name="តារាង1.A2" office:value-type="string">
            <text:p text:style-name="P2">ថ្នាក់ថ្ន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អាក់អន់​កល់កើល​ចិត្ត ហាក់​ដូច​ជា​មាន​ថ្នាក់​មាន​ថ្នល់; គ្រោះ​ថ្នាក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៦</text:p>
          </table:table-cell>
          <table:table-cell table:style-name="តារាង1.A2" office:value-type="string">
            <text:p text:style-name="P2">ថ្នាក់ថ្ន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អាក់​អន់​ចិត្ត​ដោយ​គ្រា​ដោយ​កាល​ហាក់​ដូច​ជា​មាន​ថ្នាក់​មាន​ថ្នាំង : ការ​នៅ​រួម​ជាមួយ​គ្នា​រមែង​នាំ​ឲ្យ​មាន​ថ្នាំងថ្នាក់​បន្តិច​បន្តួច​ជា​ធម្មត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៧</text:p>
          </table:table-cell>
          <table:table-cell table:style-name="តារាង1.A2" office:value-type="string">
            <text:p text:style-name="P2">ថ្នា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ី​ដី​សម្រាប់​សាប​ពូជ​ស្រូវ ឬ​ព្រោះ​ពូជ​ថ្នាំ​ជាដើម : ថ្នាល​សំណាប, កូន​ថ្នាំ ១ ថ្នា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៨</text:p>
          </table:table-cell>
          <table:table-cell table:style-name="តារាង1.A2" office:value-type="string">
            <text:p text:style-name="P2">ថ្នា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ត្រាតែ, ទាល់តែ, លុះ​ត្រាតែ : ជូជក​គាត់​ខំ​ប្រឹង​ឡើង​កខ្វេស​កខ្វាស​ថ្នាស​តែ​បាន​ដល់​ទៅ​ប្រគាប​ឈើ (ម. កណ្ឌមហា-រាជបព្វៈ) ។ ពុំងាយ​នឹង, កម្រ​នឹង : ថ្នាស​អ្វី​នឹង​បាន, ថ្នាស​អ្វី​នឹង​ដល់ (សាស្ត្រា​ល្បែង​ពាក្យ​កាព្យ​បុរាណ​មាន​ច្រើន​អន្លើ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៧៩៩</text:p>
          </table:table-cell>
          <table:table-cell table:style-name="តារាង1.A2" office:value-type="string">
            <text:p text:style-name="P2">ថ្ន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 ថ្នម <text:s/>: ថ្និតថ្នម ឬ ថ្នមថ្និត <text:s/>គឺ​ថ្នម​អស់​ពី​ចិត្ត, ថ្នម​មិន​ឲ្យ​លំបាក​ចិត្ត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និតថ្នម </text:p>
            <text:p text:style-name="P4">ថ្នមថ្និត</text:p>
          </table:table-cell>
        </table:table-row>
        <table:table-row>
          <table:table-cell table:style-name="តារាង1.A2" office:value-type="string">
            <text:p text:style-name="P1">៤៨០០</text:p>
          </table:table-cell>
          <table:table-cell table:style-name="តារាង1.A2" office:value-type="string">
            <text:p text:style-name="P2">ថ្នឹ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ដែល​អាច​អូស​ដឹក​នាំ​អ្វី​ៗ បាន​ដោយ​ស្រួល; ប្រសប់, ស្ទាត់​ដោយ​ធ្លាប់ : គោ​ថ្នឹក, មនុស្ស​ថ្នឹក, ធ្វើ​ការ​ថ្នឹក, ប្រើ​ថ្នឹ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១</text:p>
          </table:table-cell>
          <table:table-cell table:style-name="តារាង1.A2" office:value-type="string">
            <text:p text:style-name="P2">ថ្នឹ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វល្លិ​មួយ​ប្រភេទ ស្លឹក, ផ្កា, ផ្លែ​មាន​រស​ជូរ​សម្រាប់​ប្រើ​ជា​ម្ជូរ​ស្ល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២</text:p>
          </table:table-cell>
          <table:table-cell table:style-name="តារាង1.A2" office:value-type="string">
            <text:p text:style-name="P2">ថ្នូ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របស់​ដែល​ប្ដូរ, តម្លៃ​ដែល​ដូរ : អ្នក​យក​ប្រាក់​ហាសិប​រៀល​ទៅ​ ជា​ថ្នូរ​នឹង​គោ​អ្នក ១ នឹម​ដែល​ខ្ញុំ​យក​មក; អ្នក​ដូរ​គោ​ហ្នឹង​មក​ឲ្យ​ខ្ញុំ​ចុះ ខ្ញុំ​ឲ្យ​ពីរ​ថ្នូ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៣</text:p>
          </table:table-cell>
          <table:table-cell table:style-name="តារាង1.A2" office:value-type="string">
            <text:p text:style-name="P2">ថ្នេ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លំអាន​ដែល​ដេរ ។ អ្វី​ៗ​ដែល​មាន​សណ្ឋាន​ដូច​គេ​ដេរ ក៏​ហៅ​ថា ថ្នេរ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៤</text:p>
          </table:table-cell>
          <table:table-cell table:style-name="តារាង1.A2" office:value-type="string">
            <text:p text:style-name="P2">ថ្នោល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ឈើ​ឬ​ឫស្សី សម្រាប់​ប្រើ​ដោល ។ ជើង​ធំ​ខាង​មុខ​ពីរ​របស់​បង្កង​ដែល​មាន​តង្កៀប​ក៏​ហៅ ថ្នោល 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៥</text:p>
          </table:table-cell>
          <table:table-cell table:style-name="តារាង1.A2" office:value-type="string">
            <text:p text:style-name="P2">ថ្នា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វត្ថុ​សម្រាប់​រម្ងាប់​រោគ​ផ្សេង​ៗ : ផឹក​ថ្នាំ, ពេទ្យ​ឲ្យ​ថ្នាំ ។ ឈ្មោះ​ដំណាំ​មាន​ស្លឹក​យក​មក​ហាន់​ហាល សម្រាប់​ជក់​ឬ​ចុក : ថ្នាំ​មួយ​បាញ់ ។ វត្ថុ​មាន​ពណ៌​ផ្សេង​ៗ សម្រាប់​លាប​តាក់តែង​អ្វី​ៗ​ទាំងពួង : ថ្នាំ​ខៀវ, ថ្នាំ​លឿ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<text:s/>ថ្នាំ​ខៀវ</text:p>
            <text:p text:style-name="P4">ថ្នាំ​លឿង</text:p>
          </table:table-cell>
        </table:table-row>
        <table:table-row>
          <table:table-cell table:style-name="តារាង1.A2" office:value-type="string">
            <text:p text:style-name="P1">៤៨០៦</text:p>
          </table:table-cell>
          <table:table-cell table:style-name="តារាង1.A2" office:value-type="string">
            <text:p text:style-name="P2">ថ្នាំ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ន្លាក់ : ថ្នាំង​ដៃ, ថ្នាំង​ឫស្សី, ថ្នាំង​អំពៅ, ថ្នាំង​បបុ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នាំង​ដៃ</text:p>
            <text:p text:style-name="P4">ថ្នាំង​ឫស្សី</text:p>
            <text:p text:style-name="P4">ថ្នាំង​អំពៅ</text:p>
            <text:p text:style-name="P4">ថ្នាំង​បបុស</text:p>
          </table:table-cell>
        </table:table-row>
        <table:table-row>
          <table:table-cell table:style-name="តារាង1.A2" office:value-type="string">
            <text:p text:style-name="P1">៤៨០៧</text:p>
          </table:table-cell>
          <table:table-cell table:style-name="តារាង1.A2" office:value-type="string">
            <text:p text:style-name="P2">ថ្នាំងថ្នា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េចក្ដី​អន់អាក់​ចិត្ត, ត្រណាក់​ចិត្ត (ម. ព. ថ្នាក់ថ្នាំ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៨</text:p>
          </table:table-cell>
          <table:table-cell table:style-name="តារាង1.A2" office:value-type="string">
            <text:p text:style-name="P2">ថ្ន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ហៀប​នឹង, ជិត​នឹង, ស្ទើរ​នឹង : ថ្នះ​នឹង​ដល់ គឺ​ជិត​នឹង​ដល់; ថ្នះ​មរ ឬ ថ្នះ​មរណ៍ <text:s/>គឺ​ជិត​ស្លាប់, វិះ​នឹង​ស្លាប់ (ព. បុ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០៩</text:p>
          </table:table-cell>
          <table:table-cell table:style-name="តារាង1.A2" office:value-type="string">
            <text:p text:style-name="P2">ថ្ពក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កោះ​កាវ​ដោយ​តម្ពក់ : ថ្ពក់​ផ្លែ​ក្រសាំ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១០</text:p>
          </table:table-cell>
          <table:table-cell table:style-name="តារាង1.A2" office:value-type="string">
            <text:p text:style-name="P2">ថ្ព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ខែត្រ​១​ក្នុង​អាណា​ខេត្ត​កម្ពុជា នៅ​ប៉ែក​ខាង​លិច សព្វ​ថ្ងៃ​នេះ ទៅ​ជា​ស្រុក​ក្នុង​ខេត្ត​កំពង់ស្ពឺ : សាលា​ស្រុក​ថ្ពង តាំង​នៅ​អម​លាំង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១១</text:p>
          </table:table-cell>
          <table:table-cell table:style-name="តារាង1.A2" office:value-type="string">
            <text:p text:style-name="P2">ថ្ពាល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រីរាវយវៈ​នៃ​មនុស្ស​សត្វ​ត្រង់​ចំហៀង​មុខ​ទាំង​ខាង​ស្ដាំ​ទាំង​ខាង​ឆ្វេង : ថ្ពាល់​កំពុង <text:s/>ថ្ពាល់​ដែល​មាន​សាច់​កំពុង ។ ថ្ពាល់​ផត <text:s/>ថ្ពាល់​ដែល​មាន​សាច់​ផត ។ ថ្ពាល់​ត្រគាក <text:s/>កំប៉េះ​ត្រគាក ។ ថ្ពាល់​គូទ <text:s/>(ព. សា.) កំប៉េះ​គូទ ។ ថ្ពាល់​ខ្លា​ចង្កា​ហ៊ីង (ម. ទ. បុ.) មនុស្ស​ដែល​មាន​ថ្ពាល់​រីក​គ្រហាញ​មាន​ចង្កា​ខ្លី ច្រើន​តែ​មាន​សម្ដី​ថ្វី​មាត់​ក្អេងក្អាង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ពាល់​កំពុង ថ្ពាល់​ផត </text:p>
            <text:p text:style-name="P4">ថ្ពាល់​ត្រគាក ថ្ពាល់​គូទ </text:p>
            <text:p text:style-name="P4">ថ្ពាល់​ខ្លា​ចង្កា​ហ៊ីង </text:p>
          </table:table-cell>
        </table:table-row>
        <table:table-row>
          <table:table-cell table:style-name="តារាង1.A2" office:value-type="string">
            <text:p text:style-name="P1">៤៨១២</text:p>
          </table:table-cell>
          <table:table-cell table:style-name="តារាង1.A2" office:value-type="string">
            <text:p text:style-name="P2">ថ្ពិ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(ម. ព. ឆ្ពិន <text:s/>ឬ ថ្ពិន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១៣</text:p>
          </table:table-cell>
          <table:table-cell table:style-name="តារាង1.A2" office:value-type="string">
            <text:p text:style-name="P2">ថ្ពឹ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ចង​បិទបាំង​ភ្នែក​ដោយ​ខ្ទប់​នឹង​សំពត់ ឬ​បាំង​បំភាន់​ភ្នែក​ដោយ​មន្ត​អាគម ឬ​ដោយ​កល​ល្បិច​អ្វី​ម្យ៉ាង​ៗ : ថ្ពឹន​ភ្នែក, ចង​សំពត់​ថ្ពឹន​ភ្នែ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ពឹន​ភ្នែក</text:p>
          </table:table-cell>
        </table:table-row>
        <table:table-row>
          <table:table-cell table:style-name="តារាង1.A2" office:value-type="string">
            <text:p text:style-name="P1">៤៨១៤</text:p>
          </table:table-cell>
          <table:table-cell table:style-name="តារាង1.A2" office:value-type="string">
            <text:p text:style-name="P2">ថ្ពូ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ត​សរសៃ​ឆ្មៃ សរសៃ​ត្រថឿង​ជាដើម ឲ្យ​ជាប់​គ្នា​ហើយ​វេញ​ជា​ខ្សែ​ ។ ព. ប្រ. គុ. <text:s/>ពាក្យ​ថ្ពូត <text:s/>គឺ​ពាក្យ​ដែល​អ្នក​និយាយ​ប្រមូល​យក​ដំណើរ​យក​ហេតុ​ពីនេះ​ពីនោះ​ផ្ដុំ ហាក់​ដូច​គេ​ត្របាញ់​ថ្ពូត​ធ្មៃ ។ គេ​និយាយ​ម្យ៉ាង​ទៀត​ថា : ថ្ពូត​ផ្សែង​ធ្វើ​ជា​ដុំ <text:s/>គឺ​ប្រៀប​ប្រហែល​ដូច​ជា​គេ​ចង់​ថ្ពូត​ផ្សែង​ឲ្យ​ជា​ដុំ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១៥</text:p>
          </table:table-cell>
          <table:table-cell table:style-name="តារាង1.A2" office:value-type="string">
            <text:p text:style-name="P2">ថ្ពេ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ផ្ទាត់​តម្ពេច : ថ្ពេច​កប្បា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ពេច​កប្បាស </text:p>
          </table:table-cell>
        </table:table-row>
        <table:table-row>
          <table:table-cell table:style-name="តារាង1.A2" office:value-type="string">
            <text:p text:style-name="P1">៤៨១៦</text:p>
          </table:table-cell>
          <table:table-cell table:style-name="តារាង1.A2" office:value-type="string">
            <text:p text:style-name="P2">ថ្ពែ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មាន​ស្បែក​ក្បាល​រលីង​ឥត​សក់ ឬ​រលីង​ឥត​សក់​ដុំ​ៗ : ក្បាល​ថ្ពែ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១៧</text:p>
          </table:table-cell>
          <table:table-cell table:style-name="តារាង1.A2" office:value-type="string">
            <text:p text:style-name="P2">ថ្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ធាតុ​ដី​ដែល​រឹង​ហើយ​ជាប់ (ទីទៃ​ពី​លោហ​ជាតិ) : ថ្ម​ភ្នំ, ថ្ម​បាយ​ក្រៀម; ថ្ម​កែវ, ថ្ម​ខ្មៅ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ម​ភ្នំ</text:p>
            <text:p text:style-name="P4">ថ្ម​បាយ​ក្រៀម ថ្ម​កែវ</text:p>
            <text:p text:style-name="P4"><text:s/>ថ្ម​ខ្មៅ </text:p>
          </table:table-cell>
        </table:table-row>
        <table:table-row>
          <table:table-cell table:style-name="តារាង1.A2" office:value-type="string">
            <text:p text:style-name="P1">៤៨១៨</text:p>
          </table:table-cell>
          <table:table-cell table:style-name="តារាង1.A2" office:value-type="string">
            <text:p text:style-name="P2">ថ្មាត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បត់ (និយាយ​បាន​តែ​ពី​បត់​ម្លូ​បៀក) : ថ្មាត់​ម្លូ <text:s/>ឬ ថ្មាត់​ស្ល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មាត់​ម្លូ <text:s/></text:p>
            <text:p text:style-name="P4">ថ្មាត់​ស្លា </text:p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 ឬ គុ.</text:p>
          </table:table-cell>
          <table:table-cell table:style-name="តារាង1.D2" office:value-type="string">
            <text:p text:style-name="P4">ម្លូ​ដែល​បៀក​ថ្មាត់​ហើយ : ម្លូ​ថ្មាត់ ឬ ស្លា​ថ្មាត់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ម្លូ​ថ្មាត់</text:p>
            <text:p text:style-name="P4">ស្លា​ថ្មាត់ </text:p>
          </table:table-cell>
        </table:table-row>
        <table:table-row>
          <table:table-cell table:style-name="តារាង1.A2" office:value-type="string">
            <text:p text:style-name="P1">៤៨១៩</text:p>
          </table:table-cell>
          <table:table-cell table:style-name="តារាង1.A2" office:value-type="string">
            <text:p text:style-name="P2">ថ្មា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េល, កាល; សព្វ​ថ្ងៃ​និយាយ​ថា ថ្មើរ <text:s/>ក៏​មាន, គួរ​ប្រើ <text:s/>ថ្មើរ <text:s/>វិញ (ម. ព. ថ្មើ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០</text:p>
          </table:table-cell>
          <table:table-cell table:style-name="តារាង1.A2" office:value-type="string">
            <text:p text:style-name="P2">ថ្មី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ទីទៃ​ពី​ចាស់ គឺ​ថ្មោង​ឬ​ប្រើប្រាស់​ហើយ​តែ​មិន​ទាន់​សៅហ្មង, មិន​ទាន់​ខូច​ខាត : សំពត់​ថ្មី, មិត្ត​ថ្ម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១</text:p>
          </table:table-cell>
          <table:table-cell table:style-name="តារាង1.A2" office:value-type="string">
            <text:p text:style-name="P2">ថ្មើ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ពេល, កាល : ថ្មើរ​ម៉ាន​ហើយ ? ថ្មើរ​ណេះ​ហើយ​ទៅ​មិន​បាន​ទេ ។ <text:s/>និយាយ​ក្លាយ​ជា <text:s/>ថ្មារ <text:s/>ក៏​មាន​ខ្លះ (ម. ព. ថ្មារ ទៀត​ផង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២</text:p>
          </table:table-cell>
          <table:table-cell table:style-name="តារាង1.A2" office:value-type="string">
            <text:p text:style-name="P2">ថ្មើរ​ជើង 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ាហាន​អ្នក​ដើរ​ដោយ​ជើង : ទាហាន​ថ្មើរ​ជើង, ពល​ថ្មើរ​ជើ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  <text:p text:style-name="P4"/>
          </table:table-cell>
        </table:table-row>
        <table:table-row>
          <table:table-cell table:style-name="តារាង1.A2" office:value-type="string">
            <text:p text:style-name="P1">៤៨២៣</text:p>
          </table:table-cell>
          <table:table-cell table:style-name="តារាង1.A2" office:value-type="string">
            <text:p text:style-name="P2">ថ្មើរ​ទេ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នក​ដើរ​ទេស (ម. ព. ដើរ​ទេស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៤</text:p>
          </table:table-cell>
          <table:table-cell table:style-name="តារាង1.A2" office:value-type="string">
            <text:p text:style-name="P2">ថ្មើរ​ព្រ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នក​ដើរ​ព្រៃ, ព្រាន​ព្រៃ (ម. ព. ពនេចរ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៥</text:p>
          </table:table-cell>
          <table:table-cell table:style-name="តារាង1.A2" office:value-type="string">
            <text:p text:style-name="P2">ថ្ម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 វិ.</text:p>
          </table:table-cell>
          <table:table-cell table:style-name="តារាង1.D2" office:value-type="string">
            <text:p text:style-name="P4">មើល​សម្លឹង​ដោយ​អាការ​បើក​ភ្នែក​ធំ​ៗ : សម្លឹង​ថ្មែ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៦</text:p>
          </table:table-cell>
          <table:table-cell table:style-name="តារាង1.A2" office:value-type="string">
            <text:p text:style-name="P2">ថ្មោ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ថ្មី, ដំបូង, ចំពើប : ចំណី​ថ្មោង ។ ថ្មោង​ថ្មី <text:s/>ដែល​ថ្មោង​ហើយ​ទើប​បាន​ថ្ម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មោងថ្មី <text:s/></text:p>
          </table:table-cell>
        </table:table-row>
        <table:table-row>
          <table:table-cell table:style-name="តារាង1.A2" office:value-type="string">
            <text:p text:style-name="P1">៤៨២៧</text:p>
          </table:table-cell>
          <table:table-cell table:style-name="តារាង1.A2" office:value-type="string">
            <text:p text:style-name="P2">ថ្លង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ខូច​សោត​ប្រសាទ​ស្ដាប់​ពុំ​ឮ : ត្រចៀក​ថ្លង់, មនុស្ស​ថ្លង់ ។ ដែល​មាន​សូរ​សព្ទ​លាន់​ឮ​ខ្លាំង​ឃាំង​មិន​ឲ្យ​ស្ដាប់​អ្វី​ឯ​ទៀត​ឮ : កុំ​និយាយ​ខ្លាំង​ពេក​ថ្លង់​ណាស់​ស្ដាប់​អ្វី​មិន​ឮ​ទេ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៨</text:p>
          </table:table-cell>
          <table:table-cell table:style-name="តារាង1.A2" office:value-type="string">
            <text:p text:style-name="P2">ថ្លា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ជ្រះ​ស្រឡះ​ឥត​មន្ទិល : ទឹក​ថ្លា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២៩</text:p>
          </table:table-cell>
          <table:table-cell table:style-name="តារាង1.A2" office:value-type="string">
            <text:p text:style-name="P2">ថ្ល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ឆ្នាំង​ធំ​មាន​មាត់​ធំ, ធ្វើ​ដោយ​ដ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០</text:p>
          </table:table-cell>
          <table:table-cell table:style-name="តារាង1.A2" office:value-type="string">
            <text:p text:style-name="P2">ថ្លាញ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ឈើ​មួយ​ប្រភេទ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១</text:p>
          </table:table-cell>
          <table:table-cell table:style-name="តារាង1.A2" office:value-type="string">
            <text:p text:style-name="P2">ថ្លាន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ពស់​មួយ​ប្រភេទ ខ្លួន​ធំ​ឥត​មាន​ពិស តែ​មាន​កម្លាំង​ខ្លាំង អាច​រឹតរួត​សត្វ​ម្រឹគ​យក​ជា​អាហារ​ប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២</text:p>
          </table:table-cell>
          <table:table-cell table:style-name="តារាង1.A2" office:value-type="string">
            <text:p text:style-name="P2">ថ្លឹង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លើក​ស្ទង់​ទម្ងន់ : ថ្លឹង​មាស, ថ្លឹង​ទោស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ប្រដាប់​ធ្វើ​ដោយ​ឈើ មាន​រាង​ជា​ស្នូក​វែង​មាន​ដង​ចង​ប្រយោល​ភ្ជាប់​មក​នឹង​ក្បាល​ស្នូក មាន​ជណ្ដើរ​សម្រាប់​ឡើង​ចុះ​ជាន់​ក្បាល​ស្នូក​ពន្លិច យក​ទឹក​យោង​ចាក់​បង្ហូរ​ដាក់​ស្រែ, ច្រើន​ប្រើ​ធ្វើ​ស្រែ​ប្រាំង : ដង​ថ្លឹង, កំពីង​ថ្លឹង​, ជាន់​ថ្លឹ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៣</text:p>
          </table:table-cell>
          <table:table-cell table:style-name="តារាង1.A2" office:value-type="string">
            <text:p text:style-name="P2">ថ្លុ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ទី​ដី​ក្រហូង​ដែល​ដក់​ទឹក​ភ្លៀង​ក្នុង​រដូវ​វស្សា តែ​តូច​ជាង​ត្រពាំង, ច្រើន​កើត​ដោយ​សារ​ក្របី​ដេក, ដោយ​សារ​ទឹក​ហូរ​ច្រោះ ឬ​មាន​កាប់​ដី​ឲ្យ​មាន​ជា​ក្រហូង ។ ថ្លុក​ជង្ហុក ទី​ដែល​មាន​ក្រហេងក្រហូង​ខ្លះ មាន​ជង្ហុក​ខ្ល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លុក​ជង្ហុក</text:p>
          </table:table-cell>
        </table:table-row>
        <table:table-row>
          <table:table-cell table:style-name="តារាង1.A2" office:value-type="string">
            <text:p text:style-name="P1">៤៨៣៤</text:p>
          </table:table-cell>
          <table:table-cell table:style-name="តារាង1.A2" office:value-type="string">
            <text:p text:style-name="P2">ថ្លើ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្នក​ដែល​ឡើង​ចាង, ដែល​ព្រហើន, មហាត ។ ថ្លើង​បះ <text:s/>ពួក​ថ្លើង​បះ​បោរ​មិន​គោរព​ច្បាប់​ឬ​អាជ្ញា (ឧទ្ទាម​បះ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លើង​បះ </text:p>
          </table:table-cell>
        </table:table-row>
        <table:table-row>
          <table:table-cell table:style-name="តារាង1.A2" office:value-type="string">
            <text:p text:style-name="P1">៤៨៣៥</text:p>
          </table:table-cell>
          <table:table-cell table:style-name="តារាង1.A2" office:value-type="string">
            <text:p text:style-name="P2">ថ្លើម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អាការៈ​ក្នុង​ខ្លួន​មនុស្ស​សត្វ ដែល​ជា​ពួក​ប្រមាត់​បេះ​ដូង ។ ថ្លើម​ធំ <text:s/>(ព. ប្រ.) ចិត្ត​ធំ, ព្រហើន : ឥឡូវ​នេះ​អា​ឯង​ថ្លើម​ធំ​ហើយ​ឥត​កោត​ញញើត​នរណា​ទេ !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៦</text:p>
          </table:table-cell>
          <table:table-cell table:style-name="តារាង1.A2" office:value-type="string">
            <text:p text:style-name="P2">ថ្លើម​អណ្ដើ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ឈើ​រនាម​មួយ​ប្រភេទ : ដើម​ថ្លើម​អណ្ដើក ។ <text:s/>ឈ្មោះ​ថ្ម​មួយ​ប្រភេទ​ពណ៌​ក្រមៅ : ថ្ម​ថ្លើម​អណ្ដើ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៧</text:p>
          </table:table-cell>
          <table:table-cell table:style-name="តារាង1.A2" office:value-type="string">
            <text:p text:style-name="P2">ថ្លែ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ពោល​រៀបរាប់, ពោល​បន្ត, សម្ដែង​តាម​របៀប​ហូរហែរ : ថ្លែង​សុន្ទរកថា, ថ្លែង​សេចក្ដី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៨</text:p>
          </table:table-cell>
          <table:table-cell table:style-name="តារាង1.A2" office:value-type="string">
            <text:p text:style-name="P2">ថ្លែន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សត្វ​មួយ​ប្រភេទ​ពួក​បង្កួយ សម្បុរ​រលើប​ដូច​គេ​លាប​ប្រេង​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៣៩</text:p>
          </table:table-cell>
          <table:table-cell table:style-name="តារាង1.A2" office:value-type="string">
            <text:p text:style-name="P2">ថ្លៃ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 ឬ កិ. វិ.</text:p>
          </table:table-cell>
          <table:table-cell table:style-name="តារាង1.D2" office:value-type="string">
            <text:p text:style-name="P4">ដែល​មាន​តម្លៃ : កាល​ពី​ដើម​ក្រ​ប្រាក់​ណាស់, ស្រូវ ១ ហាប ថ្លៃ ៣ រៀល; ប្រអប់​នេះ​ថ្លៃ​ណាស់; លក់​ថ្លៃ​ណាស់ ។ <text:s/>ព. ផ្ទ. ថោក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តម្លៃ : ត្រូវ​សួរ​ឲ្យ​ដឹង​ថ្លៃ​សិន, របស់​នេះ​ថ្លៃ​ប៉ុន្មាន ? , ទំនិញ​ឡើង​ថ្លៃ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៣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មិន​មាន​ជា​សាច់​បង្កើត : បង​ថ្លៃ, ប្អូន​ថ្លៃ, សាច់​ថ្លៃ ។ ថ្លៃ​បង <text:s/>(ព. កា.) នាង​មាន​តម្លៃ​របស់​បង ។ ថ្លៃថ្លា <text:s/>ឬ ថ្លាថ្លៃ <text:s/>(ព. កា.) ថ្លៃ​ស្រស់​ថ្លា ។ ថ្លៃ​ពិសី <text:s/>(ព. កា.) ពិសី​មាន​តម្លៃ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បង​ថ្លៃ</text:p>
            <text:p text:style-name="P4">ប្អូន​ថ្លៃ</text:p>
            <text:p text:style-name="P4">សាច់​ថ្លៃ </text:p>
            <text:p text:style-name="P4">ថ្លៃ​បង</text:p>
            <text:p text:style-name="P4">ថ្លៃថ្លា <text:s text:c="2"/></text:p>
            <text:p text:style-name="P4">ថ្លាថ្លៃ </text:p>
            <text:p text:style-name="P4">ថ្លៃ​ពិសី </text:p>
          </table:table-cell>
        </table:table-row>
        <table:table-row>
          <table:table-cell table:style-name="តារាង1.A2" office:value-type="string">
            <text:p text:style-name="P1">៤៨៤០</text:p>
          </table:table-cell>
          <table:table-cell table:style-name="តារាង1.A2" office:value-type="string">
            <text:p text:style-name="P2">ថ្លៃថ្នូរ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មាន​តម្លៃ​គួរ​លើក​សរសើរ គួរ​រាប់អាន : មនុស្ស​នេះ ឫក​ថ្លៃថ្នូរ​ណាស់, របស់​នេះ​ថ្លៃថ្នូរ​ណាស់ ។ ន. មនុស្ស, សត្វ, ឬ​អ្វី​ៗ ដែល​មាន​តម្លៃ​គួរ​សរសើរ គួរ​រាប់អា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៤១</text:p>
          </table:table-cell>
          <table:table-cell table:style-name="តារាង1.A2" office:value-type="string">
            <text:p text:style-name="P2">ថ្លោស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ធាត់​ធំ, ពេញ​សាច់ (កូន​តូច, ផ្លែ​ឈើ) : កូន​នេះ​ថ្លោស​ណាស់; ឆ្នាំ​នេះ​ទឹក​ភ្លៀង​ស្រួល ផ្លែ​ឈើ​ច្រើន​ថ្លោស ។ ថ្លោស​ចិត្ត ថ្លោស​គំនិត គឺ​ទ្រើស​ចិត្ត ទ្រើស​គំនិត; សម្ដី​ថ្លោស <text:s/>គឺ​ពាក្យ​ព្រហើន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លោស​ចិត្ត ថ្លោស​គំនិត សម្ដី​ថ្លោស </text:p>
          </table:table-cell>
        </table:table-row>
        <table:table-row>
          <table:table-cell table:style-name="តារាង1.A2" office:value-type="string">
            <text:p text:style-name="P1">៤៨៤២</text:p>
          </table:table-cell>
          <table:table-cell table:style-name="តារាង1.A2" office:value-type="string">
            <text:p text:style-name="P2">ថ្លោះ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របូត, ភ្លាត់; ទាស់; ធ្លាក់, ប្រែ; វិនាស, ខូច : ថ្លោះ​កៃ <text:s/>គឺ​របូត ឬ​ភ្លាត់​កៃ; ថ្លោះ​ការ <text:s/>គឺ​ភ្លាត់​ការ ឬ​ទាស់​ការ; ថ្លោះ​មុខ <text:s/>គឺ​ធ្លាក់​ទឹក​មុខ ឬ​ប្រែ​ទឹក​មុខ; ថ្លោះ​សរសៃ <text:s/>គឺ​ទាស់​សរសៃ; ថ្លោះ​ងារ ឬ ថ្លោះ​បុណ្យ​ស័ក្តិ <text:s/>គឺ​ធ្លាក់​ងារ ឬ​ខូច​បុណ្យ​ស័ក្តិ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លោះ​កៃ </text:p>
            <text:p text:style-name="P4">ថ្លោះ​ការ <text:s/></text:p>
            <text:p text:style-name="P4">ថ្លោះ​មុខ, </text:p>
            <text:p text:style-name="P4">ថ្លោះ​សរសៃ <text:s/>ថ្លោះ​ងារ </text:p>
          </table:table-cell>
        </table:table-row>
        <table:table-row>
          <table:table-cell table:style-name="តារាង1.A2" office:value-type="string">
            <text:p text:style-name="P1">៤៨៤៣</text:p>
          </table:table-cell>
          <table:table-cell table:style-name="តារាង1.A2" office:value-type="string">
            <text:p text:style-name="P2">ថ្លោះធ្លោ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ភ្លាត់​ជ្រុល​ដោយ​ធ្លោយ​គំនិត : ត្រូវ​ប្រុង​ប្រយ័ត្ន កុំ​ឲ្យ​ថ្លោះ​ធ្លោយ​ខូច​ការ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៤៤</text:p>
          </table:table-cell>
          <table:table-cell table:style-name="តារាង1.A2" office:value-type="string">
            <text:p text:style-name="P2">ថ្វាក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គុ.</text:p>
          </table:table-cell>
          <table:table-cell table:style-name="តារាង1.D2" office:value-type="string">
            <text:p text:style-name="P4">ដែល​លាស​ងាក​កន្ធែក​ចេញ​ទៅ​ខាង : ក្របី​ស្នែង​ថ្វាក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ក្របី​ស្នែង​ថ្វាក </text:p>
          </table:table-cell>
        </table:table-row>
        <table:table-row>
          <table:table-cell table:style-name="តារាង1.A2" office:value-type="string">
            <text:p text:style-name="P1">៤៨៤៥</text:p>
          </table:table-cell>
          <table:table-cell table:style-name="តារាង1.A2" office:value-type="string">
            <text:p text:style-name="P2">ថ្វាង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ត្រែង​ស្លឹក​ធំ : ត្រែង​ថ្វាង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ត្រែង​ថ្វាង</text:p>
          </table:table-cell>
        </table:table-row>
        <table:table-row>
          <table:table-cell table:style-name="តារាង1.A2" office:value-type="string">
            <text:p text:style-name="P1">៤៨៤៦</text:p>
          </table:table-cell>
          <table:table-cell table:style-name="តារាង1.A2" office:value-type="string">
            <text:p text:style-name="P2">ថ្វាត់</text:p>
          </table:table-cell>
          <table:table-cell table:style-name="តារាង1.A2" office:value-type="string">
            <text:p text:style-name="P3">១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ប្រាដក​ដូច​ដែល (សម្រាប់​ប្រើ​តែ​ក្នុង​ពាក្យ​កាព្យ) : ...ស្ដេច​ចរ​យាត្រា​ដល់​ឋាន​វិញ​ថ្វាត់ ។ 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/>
          </table:table-cell>
          <table:table-cell table:style-name="តារាង1.A2" office:value-type="string">
            <text:p text:style-name="P2"/>
          </table:table-cell>
          <table:table-cell table:style-name="តារាង1.A2" office:value-type="string">
            <text:p text:style-name="P3">២</text:p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ប.</text:p>
          </table:table-cell>
          <table:table-cell table:style-name="តារាង1.D2" office:value-type="string">
            <text:p text:style-name="P4">ពាក្យ​សម្រាប់​និយាយ​ផ្សំ​នឹង​ពាក្យ ថ្វាយ (សម្រាប់​ប្រើ​តែ​ក្នុង​ពាក្យ​កាព្យ) : លើក​ករ​ប្រណម្យ ថ្វាត់ថ្វាយ​បង្គំ ចំពោះ​ត្រៃរ័ត្ន...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៤៧</text:p>
          </table:table-cell>
          <table:table-cell table:style-name="តារាង1.A2" office:value-type="string">
            <text:p text:style-name="P2">ថ្វាយ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ឲ្យ, ប្រគល់, បូជា (រ. ស.) : ថ្វាយ​គ្រឿង​បណ្ណាកា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៤៨</text:p>
          </table:table-cell>
          <table:table-cell table:style-name="តារាង1.A2" office:value-type="string">
            <text:p text:style-name="P2">ថ្វាយ​បង្គំ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កិ.</text:p>
          </table:table-cell>
          <table:table-cell table:style-name="តារាង1.D2" office:value-type="string">
            <text:p text:style-name="P4">សំពះ (រ. ស.); ពាក្យ​នេះ​ប្រើ​សាធារណៈ​ដល់​មក​ភិក្ខុ​សង្ឃ​ផង​ តាម​សណ្ដាប់​សេចក្ដី​គោរព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៤៩</text:p>
          </table:table-cell>
          <table:table-cell table:style-name="តារាង1.A2" office:value-type="string">
            <text:p text:style-name="P2">ថ្វិច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ឮ​ដោយ​ស្ដោះ​ទឹក​មាត់ (ម. ព. ខ្វិច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០</text:p>
          </table:table-cell>
          <table:table-cell table:style-name="តារាង1.A2" office:value-type="string">
            <text:p text:style-name="P2">ថ្វី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ពាក្យ​សម្រាប់​សួរ​រក​ហេតុ, រក​ដំណើរ : ថ្វី​ក៏​យំ ? <text:s/>ហេតុ​អ្វី​ក៏​យំ ?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ថ្វីក៏​យំ ? </text:p>
            <text:p text:style-name="P4">ហេតុ​អ្វី​ក៏​យំ ?</text:p>
          </table:table-cell>
        </table:table-row>
        <table:table-row>
          <table:table-cell table:style-name="តារាង1.A2" office:value-type="string">
            <text:p text:style-name="P1">៤៨៥១</text:p>
          </table:table-cell>
          <table:table-cell table:style-name="តារាង1.A2" office:value-type="string">
            <text:p text:style-name="P2">ថ្វី​គំនិត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ផ្លូវ​គំនិត​ដ៏​មោះមុត, ដ៏​ប៉ិន​ប្រសប់, ដ៏​ជំនាញ : ការ​រាវ​រក​ផ្លូវ​រក​ឧបាយ​ឲ្យ​សាធារណ​ជន​បាន​សុខ​ចម្រើន ជា​ថ្វី​គំនិត​នៃ​អ្នក​ប្រាជ្ញ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២</text:p>
          </table:table-cell>
          <table:table-cell table:style-name="តារាង1.A2" office:value-type="string">
            <text:p text:style-name="P2">ថ្វី​ដៃ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្នាដៃ, បំណាច់​ដៃ : ធ្វើ​ការ​យក​ថ្វី​ដៃ, មនុស្ស​មាន​ថ្វីដៃ, ក្បាច់​ចម្លាក់​គ្រប់​សិលា​ប្រាសាទ​បុរាណ​ក្នុង​កម្ពុជរដ្ឋ សុទ្ធ​តែ​ជា​ថ្វីដៃ​នៃ​ពួក​ជាង​ខ្មែរ​ក្នុង​សម័យ​នោះ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៣</text:p>
          </table:table-cell>
          <table:table-cell table:style-name="តារាង1.A2" office:value-type="string">
            <text:p text:style-name="P2">ថ្វី​បើ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ទោះ​បី​បើ, បើ​ទុក​ជា... ក៏​ដោយ : ថ្វីបើ​ខ្ញុំ​ឈឺ​ប៉ុណ្ណឹង ខ្ញុំ​គង់​ខំ​ប្រឹង​ធ្វើ​ការ​ខាង​មុខ​ខ្ញុំ​ឲ្យ​បាន ហើយ​ស្រេច​ដូច​ជា​អ្នក​រាល់​គ្នា​ដែរ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៤</text:p>
          </table:table-cell>
          <table:table-cell table:style-name="តារាង1.A2" office:value-type="string">
            <text:p text:style-name="P2">ថ្វី​មាត់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សម្ដី​ពុះពារ, ទម្លុះ​ទម្លាយ ត្រាតែ​កើត​ការ, ត្រាតែ​សម្រេច​ប្រយោជន៍ : ការ​នេះ​កើត​ដោយសារ​ថ្វីមាត់​នៃ​លោក​អ្នក​ធំ​ៗ ។ សម្ដី​ថ្វីមាត់ <text:s/>សម្ដី​ដ៏​ជំនាញ អាច​ឲ្យ​សម្រេច​ការ​បាន ។ រ. ស. ថា ថ្វី​ព្រះ​ឱស្ឋ <text:s/>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៥</text:p>
          </table:table-cell>
          <table:table-cell table:style-name="តារាង1.A2" office:value-type="string">
            <text:p text:style-name="P2">ថ្វីហៈថ្វីហើយ?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ព. បុ.</text:p>
          </table:table-cell>
          <table:table-cell table:style-name="តារាង1.D2" office:value-type="string">
            <text:p text:style-name="P3">និ.</text:p>
          </table:table-cell>
          <table:table-cell table:style-name="តារាង1.D2" office:value-type="string">
            <text:p text:style-name="P4">ចុះ​ម្ដេច​ឡើយ ? ចុះ​ហេតុ​អ្វី ? : ឱ ! អមិត្ត​តាបនា​អើយ ថ្វី​ហៈ​ថ្វី​ហើយ ក៏​នាង​យំ ? (មហា​វេសន្តរជាតក-កណ្ឌ​ជូជក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៦</text:p>
          </table:table-cell>
          <table:table-cell table:style-name="តារាង1.A2" office:value-type="string">
            <text:p text:style-name="P2">ថ្វឺយ !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ឧ.</text:p>
          </table:table-cell>
          <table:table-cell table:style-name="តារាង1.D2" office:value-type="string">
            <text:p text:style-name="P4">សូរ​ចេញ​ពី​មាត់​តាម​ក្រោយ​ទឹក​មាត់​ដែល​ស្ដោះ​មក​ដោយ​សម្ដែង​អាការ​មើល​ងាយ, បញ្ជោះ​ឬ​តូច​ចិត្ត, ទាស់​ចិត្ត, ស្ដាយ​ក្រោយ : ថ្វឺយ ! អញ​ស្អប់​មុខ​ណាស់ !; ថ្វឺយ ! ខូច​ការ​អស់ (ព. ទ្រ. ម.) 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/>
          </table:table-cell>
        </table:table-row>
        <table:table-row>
          <table:table-cell table:style-name="តារាង1.A2" office:value-type="string">
            <text:p text:style-name="P1">៤៨៥៧</text:p>
          </table:table-cell>
          <table:table-cell table:style-name="តារាង1.A2" office:value-type="string">
            <text:p text:style-name="P2">ថ្វែ</text:p>
          </table:table-cell>
          <table:table-cell table:style-name="តារាង1.A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/>
          </table:table-cell>
          <table:table-cell table:style-name="តារាង1.D2" office:value-type="string">
            <text:p text:style-name="P3">ន.</text:p>
          </table:table-cell>
          <table:table-cell table:style-name="តារាង1.D2" office:value-type="string">
            <text:p text:style-name="P4">ឈ្មោះ​ទូក​ធំ​បែប​មួយ​សម្រាប់​ផ្ទុក​បន្ទុក​ធំ មាន​បៃឡី​ខាង​កន្សៃ : ទូក​ថ្វែ, ជញ្ជូន​ស្រូវ​ដាក់​ថ្វែ ។ ទូក​ថ្វែ (ព. ប្រ. បុ.) អ្នក​មាន​ទ្រព្យ​ច្រើន​ព្រោះ​ជំនួញ​ជើង​ទឹក ។ កុំ​ផ្ទុក​តាម​ថ្វែ <text:s/>កុំ​យក​តម្រាប់​គេ​អ្នក​មាន ។ ទូក​តូច​កុំ​ប្រដូច​នឹង​ទូក​ថ្វែ ខ្លួន​ជា​អ្នក​ទ័ល​ក្រ កុំ​ប្រើ​ចរិយា​ឲ្យ​ដូច​គេ​អ្នក​មាន ។ល។</text:p>
          </table:table-cell>
          <table:table-cell table:style-name="តារាង1.D2" office:value-type="string">
            <text:p text:style-name="P3"/>
          </table:table-cell>
          <table:table-cell table:style-name="តារាង1.I2" office:value-type="string">
            <text:p text:style-name="P4">ទូក​ថ្វែ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16T15:01:46</dc:date>
    <meta:print-date>2005-12-01T09:25:03</meta:print-date>
    <dc:language>en-US</dc:language>
    <meta:editing-cycles>139</meta:editing-cycles>
    <meta:editing-duration>P2DT22H6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6" meta:paragraph-count="931" meta:word-count="2194" meta:character-count="2732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